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580000018111590D5147229849.png" manifest:media-type="image/png"/>
  <manifest:file-entry manifest:full-path="Pictures/10000201000000100000001026D8FE3475DE69F0.png" manifest:media-type="image/png"/>
  <manifest:file-entry manifest:full-path="Pictures/100000000000000F0000000DF0B166E1669994BE.png" manifest:media-type="image/png"/>
  <manifest:file-entry manifest:full-path="Pictures/10000000000003900000025C9727A623F0E256F8.png" manifest:media-type="image/png"/>
  <manifest:file-entry manifest:full-path="Pictures/10000201000002810000013C07AC723D43399FB5.png" manifest:media-type="image/png"/>
  <manifest:file-entry manifest:full-path="Pictures/1000020100000247000000B704A4E3EB1DDC20C0.png" manifest:media-type="image/png"/>
  <manifest:file-entry manifest:full-path="Pictures/1000020100000125000000E78F438542F318DA5C.png" manifest:media-type="image/png"/>
  <manifest:file-entry manifest:full-path="Pictures/100002010000030600000214CE75103A91DEEAD1.png" manifest:media-type="image/png"/>
  <manifest:file-entry manifest:full-path="Pictures/100002010000030600000214C0D5486CEECD108A.png" manifest:media-type="image/png"/>
  <manifest:file-entry manifest:full-path="Pictures/10000201000001440000011CFACEADF173054A6B.png" manifest:media-type="image/png"/>
  <manifest:file-entry manifest:full-path="Pictures/1000020100000306000002145C0587F9D19A9F22.png" manifest:media-type="image/png"/>
  <manifest:file-entry manifest:full-path="Pictures/10000201000003060000021431126146A55174D1.png" manifest:media-type="image/png"/>
  <manifest:file-entry manifest:full-path="Pictures/100000000000001B0000001706BBB1B68671039A.png" manifest:media-type="image/png"/>
  <manifest:file-entry manifest:full-path="Pictures/10000000000000180000001AD0FAE9ED6A44F250.png" manifest:media-type="image/png"/>
  <manifest:file-entry manifest:full-path="Pictures/10000201000002750000002235F9F0187C9E1776.png" manifest:media-type="image/png"/>
  <manifest:file-entry manifest:full-path="Pictures/10000000000000180000001AE426064C02726793.png" manifest:media-type="image/png"/>
  <manifest:file-entry manifest:full-path="Pictures/10000000000000270000001D07849FC1CDE6B7E2.png" manifest:media-type="image/png"/>
  <manifest:file-entry manifest:full-path="Pictures/100002010000020C00000021AEF36B6C50187DA6.png" manifest:media-type="image/png"/>
  <manifest:file-entry manifest:full-path="Pictures/100002010000038C000001551AF6CE3371C0E6AF.png" manifest:media-type="image/png"/>
  <manifest:file-entry manifest:full-path="Pictures/10000201000001110000001AD768CD1B4A164C94.png" manifest:media-type="image/png"/>
  <manifest:file-entry manifest:full-path="Pictures/10000201000002170000014ED585F10F298F12E3.png" manifest:media-type="image/png"/>
  <manifest:file-entry manifest:full-path="Pictures/100002010000021700000083389AAFBF27AEA9A1.png" manifest:media-type="image/png"/>
  <manifest:file-entry manifest:full-path="Pictures/10000000000004120000025148BE7578220BA8D3.png" manifest:media-type="image/png"/>
  <manifest:file-entry manifest:full-path="Pictures/100002010000030600000214378B702D956739D0.png" manifest:media-type="image/png"/>
  <manifest:file-entry manifest:full-path="Pictures/1000020100000217000000F72F82F7A11CEC29CC.png" manifest:media-type="image/png"/>
  <manifest:file-entry manifest:full-path="Pictures/100002010000038C0000025C5F1D36624E519B7F.png" manifest:media-type="image/png"/>
  <manifest:file-entry manifest:full-path="Pictures/100002010000031B0000020541A9BE71F14EF9AA.png" manifest:media-type="image/png"/>
  <manifest:file-entry manifest:full-path="Pictures/1000020100000217000000FC8A4027AA06668AB3.png" manifest:media-type="image/png"/>
  <manifest:file-entry manifest:full-path="Pictures/100000000000018F0000008E36E4FE5B9615D74A.png" manifest:media-type="image/png"/>
  <manifest:file-entry manifest:full-path="Pictures/10000201000002CB000001F804CEF3B1CB3D6B36.png" manifest:media-type="image/png"/>
  <manifest:file-entry manifest:full-path="Pictures/100000000000001A0000001A0CF9A591AAA2B8D4.png" manifest:media-type="image/png"/>
  <manifest:file-entry manifest:full-path="Pictures/10000201000003E8000000D2325D0D779E2D1417.png" manifest:media-type="image/png"/>
  <manifest:file-entry manifest:full-path="Pictures/1000020100000306000002146566938E16D0FD28.png" manifest:media-type="image/png"/>
  <manifest:file-entry manifest:full-path="Pictures/100002010000031800000204CD7D4362E80D549C.png" manifest:media-type="image/png"/>
  <manifest:file-entry manifest:full-path="Pictures/1000020000000020000000200BC96461F36BE418.png" manifest:media-type="image/png"/>
  <manifest:file-entry manifest:full-path="Pictures/100000000000001B0000001D3452DAE78FDB8031.png" manifest:media-type="image/png"/>
  <manifest:file-entry manifest:full-path="Pictures/1000020100000217000000CEE62291B9A6B1FD70.png" manifest:media-type="image/png"/>
  <manifest:file-entry manifest:full-path="Pictures/1000020100000217000000E68D1FE2E9327462E9.png" manifest:media-type="image/png"/>
  <manifest:file-entry manifest:full-path="Pictures/100002000000004000000040A65F96BC6FC673EA.png" manifest:media-type="image/png"/>
  <manifest:file-entry manifest:full-path="Pictures/100000000000001B0000001D5693066CE5E6DA89.png" manifest:media-type="image/png"/>
  <manifest:file-entry manifest:full-path="Pictures/100000000000001A0000001A28DF620D4A43BF93.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4cm" style:rel-column-width="14972*"/>
    </style:style>
    <style:style style:name="Table5.B" style:family="table-column">
      <style:table-column-properties style:column-width="6.024cm" style:rel-column-width="23220*"/>
    </style:style>
    <style:style style:name="Table5.C" style:family="table-column">
      <style:table-column-properties style:column-width="7.093cm" style:rel-column-width="2734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8.5cm" style:rel-column-width="32767*"/>
    </style:style>
    <style:style style:name="Table29.B" style:family="table-column">
      <style:table-column-properties style:column-width="2.282cm" style:rel-column-width="8800*"/>
    </style:style>
    <style:style style:name="Table29.C" style:family="table-column">
      <style:table-column-properties style:column-width="1.909cm" style:rel-column-width="7359*"/>
    </style:style>
    <style:style style:name="Table29.D" style:family="table-column">
      <style:table-column-properties style:column-width="2.335cm" style:rel-column-width="9003*"/>
    </style:style>
    <style:style style:name="Table29.E" style:family="table-column">
      <style:table-column-properties style:column-width="1.974cm" style:rel-column-width="7606*"/>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fo:language="en" fo:country="US" officeooo:rsid="001f0121" officeooo:paragraph-rsid="011747b5"/>
    </style:style>
    <style:style style:name="P9" style:family="paragraph" style:parent-style-name="Text_20_body">
      <style:text-properties officeooo:paragraph-rsid="011747b5"/>
    </style:style>
    <style:style style:name="P10" style:family="paragraph" style:parent-style-name="Text_20_body">
      <style:text-properties officeooo:paragraph-rsid="0122b064"/>
    </style:style>
    <style:style style:name="P11" style:family="paragraph" style:parent-style-name="Text_20_body">
      <style:text-properties officeooo:rsid="012bc537" officeooo:paragraph-rsid="012bc537"/>
    </style:style>
    <style:style style:name="P12" style:family="paragraph" style:parent-style-name="Text_20_body">
      <style:text-properties officeooo:rsid="0133791c" officeooo:paragraph-rsid="0133791c"/>
    </style:style>
    <style:style style:name="P13" style:family="paragraph" style:parent-style-name="Text_20_body">
      <style:text-properties officeooo:paragraph-rsid="0133791c"/>
    </style:style>
    <style:style style:name="P14" style:family="paragraph" style:parent-style-name="Guide_20_Name">
      <style:text-properties fo:language="en" fo:country="US" officeooo:rsid="001f0121" officeooo:paragraph-rsid="001f0121"/>
    </style:style>
    <style:style style:name="P15" style:family="paragraph" style:parent-style-name="Table_20_Contents">
      <style:text-properties officeooo:paragraph-rsid="00d698ad"/>
    </style:style>
    <style:style style:name="P16" style:family="paragraph" style:parent-style-name="Table_20_Heading">
      <style:text-properties fo:font-size="10.5pt" officeooo:paragraph-rsid="00d698ad" style:font-size-asian="10.5pt" style:font-size-complex="10.5pt"/>
    </style:style>
    <style:style style:name="P17" style:family="paragraph" style:parent-style-name="Title">
      <style:text-properties fo:language="en" fo:country="US" officeooo:rsid="001f0121" officeooo:paragraph-rsid="00a440e7"/>
    </style:style>
    <style:style style:name="P18" style:family="paragraph" style:parent-style-name="Standard">
      <style:text-properties officeooo:paragraph-rsid="00d698ad"/>
    </style:style>
    <style:style style:name="P19" style:family="paragraph" style:parent-style-name="Standard">
      <style:text-properties officeooo:paragraph-rsid="0112dbf0"/>
    </style:style>
    <style:style style:name="P20" style:family="paragraph" style:parent-style-name="Text_20_Note">
      <style:text-properties officeooo:paragraph-rsid="0112dbf0"/>
    </style:style>
    <style:style style:name="P21" style:family="paragraph" style:parent-style-name="Text_20_Note">
      <style:text-properties officeooo:paragraph-rsid="011747b5"/>
    </style:style>
    <style:style style:name="P22" style:family="paragraph" style:parent-style-name="Text_20_Note">
      <style:text-properties officeooo:rsid="01286fa2" officeooo:paragraph-rsid="01286fa2"/>
    </style:style>
    <style:style style:name="P23" style:family="paragraph" style:parent-style-name="Text_20_Note">
      <style:paragraph-properties fo:margin-top="0cm" fo:margin-bottom="0.499cm" loext:contextual-spacing="false" style:writing-mode="lr-tb"/>
      <style:text-properties officeooo:paragraph-rsid="0112dbf0"/>
    </style:style>
    <style:style style:name="P24" style:family="paragraph" style:parent-style-name="Text_20_Note">
      <style:paragraph-properties fo:margin-top="0cm" fo:margin-bottom="0.499cm" loext:contextual-spacing="false" style:writing-mode="page"/>
      <style:text-properties officeooo:paragraph-rsid="0112dbf0"/>
    </style:style>
    <style:style style:name="P25" style:family="paragraph" style:parent-style-name="Text_20_Note">
      <style:paragraph-properties fo:margin-top="0cm" fo:margin-bottom="0.6cm" loext:contextual-spacing="false" style:writing-mode="page"/>
      <style:text-properties officeooo:paragraph-rsid="0112dbf0"/>
    </style:style>
    <style:style style:name="P26" style:family="paragraph" style:parent-style-name="Figure">
      <style:text-properties officeooo:paragraph-rsid="0112dbf0"/>
    </style:style>
    <style:style style:name="P27" style:family="paragraph" style:parent-style-name="Figure">
      <style:text-properties officeooo:paragraph-rsid="0143c332"/>
    </style:style>
    <style:style style:name="P28" style:family="paragraph" style:parent-style-name="Text_20_body">
      <style:paragraph-properties fo:margin-top="0.051cm" fo:margin-bottom="0.203cm" loext:contextual-spacing="false" style:writing-mode="page"/>
      <style:text-properties officeooo:paragraph-rsid="0112dbf0"/>
    </style:style>
    <style:style style:name="P29" style:family="paragraph" style:parent-style-name="Figure" style:master-page-name="">
      <style:paragraph-properties fo:margin-top="0.051cm" fo:margin-bottom="0.203cm" loext:contextual-spacing="false" style:page-number="auto" style:writing-mode="page"/>
      <style:text-properties officeooo:paragraph-rsid="0112dbf0"/>
    </style:style>
    <style:style style:name="P30" style:family="paragraph" style:parent-style-name="Definition_20_Term">
      <style:text-properties officeooo:paragraph-rsid="0112dbf0"/>
    </style:style>
    <style:style style:name="P31" style:family="paragraph" style:parent-style-name="Text_20_body_20_indent">
      <style:text-properties officeooo:paragraph-rsid="0112dbf0"/>
    </style:style>
    <style:style style:name="P32" style:family="paragraph" style:parent-style-name="Text_20_Body_20_List_20_Intro">
      <style:text-properties officeooo:paragraph-rsid="0112dbf0"/>
    </style:style>
    <style:style style:name="P33" style:family="paragraph" style:parent-style-name="Text_20_Body_20_List_20_Intro">
      <style:paragraph-properties fo:margin-top="0.102cm" fo:margin-bottom="0.203cm" loext:contextual-spacing="false" style:writing-mode="page"/>
      <style:text-properties officeooo:paragraph-rsid="0112dbf0"/>
    </style:style>
    <style:style style:name="P34" style:family="paragraph" style:parent-style-name="Text_20_Body_20_List_20_Intro">
      <style:paragraph-properties fo:margin-top="0.3cm" fo:margin-bottom="0.21cm" loext:contextual-spacing="false" style:writing-mode="page"/>
      <style:text-properties officeooo:paragraph-rsid="0112dbf0"/>
    </style:style>
    <style:style style:name="P35"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3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Caption">
      <style:text-properties officeooo:paragraph-rsid="012aee3d"/>
    </style:style>
    <style:style style:name="P38" style:family="paragraph" style:parent-style-name="LOList_20_1_5f_TextBody">
      <style:text-properties officeooo:paragraph-rsid="0112dbf0"/>
    </style:style>
    <style:style style:name="P39" style:family="paragraph" style:parent-style-name="Standard">
      <style:paragraph-properties fo:margin-top="0cm" fo:margin-bottom="0cm" loext:contextual-spacing="false"/>
      <style:text-properties officeooo:rsid="00d06f26" officeooo:paragraph-rsid="00d06f26"/>
    </style:style>
    <style:style style:name="P40" style:family="paragraph" style:parent-style-name="Standard">
      <style:paragraph-properties fo:margin-top="0cm" fo:margin-bottom="0cm" loext:contextual-spacing="false"/>
      <style:text-properties officeooo:rsid="00f3e788" officeooo:paragraph-rsid="00f3e788"/>
    </style:style>
    <style:style style:name="P41" style:family="paragraph" style:parent-style-name="Text_20_body">
      <style:paragraph-properties fo:margin-top="0cm" fo:margin-bottom="0cm" loext:contextual-spacing="false"/>
    </style:style>
    <style:style style:name="P42" style:family="paragraph" style:parent-style-name="Text_20_body">
      <style:paragraph-properties fo:margin-top="0cm" fo:margin-bottom="0cm" loext:contextual-spacing="false"/>
      <style:text-properties officeooo:rsid="00f4c0c2" officeooo:paragraph-rsid="011747b5"/>
    </style:style>
    <style:style style:name="P43" style:family="paragraph" style:parent-style-name="Text_20_body">
      <style:paragraph-properties fo:margin-top="0cm" fo:margin-bottom="0cm" loext:contextual-spacing="false"/>
      <style:text-properties officeooo:rsid="000aede6"/>
    </style:style>
    <style:style style:name="P44" style:family="paragraph" style:parent-style-name="Text_20_body">
      <style:paragraph-properties fo:margin-top="0cm" fo:margin-bottom="0cm" loext:contextual-spacing="false"/>
      <style:text-properties officeooo:paragraph-rsid="00a440e7"/>
    </style:style>
    <style:style style:name="P45" style:family="paragraph" style:parent-style-name="Text_20_body">
      <style:paragraph-properties fo:margin-top="0cm" fo:margin-bottom="0cm" loext:contextual-spacing="false"/>
      <style:text-properties officeooo:rsid="0126a003" officeooo:paragraph-rsid="0126a003"/>
    </style:style>
    <style:style style:name="P46" style:family="paragraph" style:parent-style-name="Text_20_body">
      <style:paragraph-properties fo:margin-top="0cm" fo:margin-bottom="0cm" loext:contextual-spacing="false"/>
      <style:text-properties officeooo:rsid="0136b69d" officeooo:paragraph-rsid="0136b69d"/>
    </style:style>
    <style:style style:name="P47" style:family="paragraph" style:parent-style-name="Caption" style:master-page-name="">
      <style:paragraph-properties style:page-number="auto" fo:keep-with-next="always"/>
      <style:text-properties officeooo:paragraph-rsid="0112dbf0"/>
    </style:style>
    <style:style style:name="P48" style:family="paragraph" style:parent-style-name="Text_20_body" style:master-page-name="">
      <style:paragraph-properties fo:keep-together="auto" fo:orphans="2" fo:widows="2" style:page-number="auto" fo:keep-with-next="always"/>
      <style:text-properties officeooo:paragraph-rsid="0112dbf0"/>
    </style:style>
    <style:style style:name="P49"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50"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5.984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Heading_20_Tip">
      <style:text-properties officeooo:paragraph-rsid="0112dbf0"/>
    </style:style>
    <style:style style:name="P55" style:family="paragraph" style:parent-style-name="Heading_20_Tip">
      <style:paragraph-properties fo:margin-top="0.051cm" fo:margin-bottom="0.127cm" loext:contextual-spacing="false" style:writing-mode="page"/>
      <style:text-properties officeooo:paragraph-rsid="0112dbf0"/>
    </style:style>
    <style:style style:name="P56" style:family="paragraph" style:parent-style-name="Heading_20_Caution">
      <style:text-properties officeooo:paragraph-rsid="0112dbf0"/>
    </style:style>
    <style:style style:name="P57" style:family="paragraph" style:parent-style-name="Heading_20_Note">
      <style:text-properties officeooo:paragraph-rsid="011747b5"/>
    </style:style>
    <style:style style:name="P58" style:family="paragraph" style:parent-style-name="Heading_20_Note">
      <style:text-properties officeooo:paragraph-rsid="0112dbf0"/>
    </style:style>
    <style:style style:name="P59" style:family="paragraph" style:parent-style-name="Heading_20_Note">
      <style:paragraph-properties fo:margin-top="0.499cm" fo:margin-bottom="0.131cm" loext:contextual-spacing="false" style:writing-mode="lr-tb"/>
      <style:text-properties officeooo:paragraph-rsid="0112dbf0"/>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12dbf0"/>
    </style:style>
    <style:style style:name="P62" style:family="paragraph" style:parent-style-name="Heading_20_1">
      <style:text-properties officeooo:rsid="012b4558" officeooo:paragraph-rsid="012b4558"/>
    </style:style>
    <style:style style:name="P63" style:family="paragraph" style:parent-style-name="Heading_20_1" style:master-page-name="LOFrontMatter">
      <style:paragraph-properties style:page-number="auto"/>
      <style:text-properties fo:language="en" fo:country="US" officeooo:paragraph-rsid="011747b5"/>
    </style:style>
    <style:style style:name="P64" style:family="paragraph" style:parent-style-name="Heading_20_1" style:master-page-name="Standard">
      <style:paragraph-properties style:page-number="auto" fo:break-before="auto" fo:break-after="auto"/>
      <style:text-properties officeooo:paragraph-rsid="0112dbf0"/>
    </style:style>
    <style:style style:name="P65" style:family="paragraph" style:parent-style-name="Heading_20_1">
      <style:paragraph-properties fo:margin-top="0.7cm" fo:margin-bottom="0.3cm" loext:contextual-spacing="false" style:writing-mode="lr-tb"/>
      <style:text-properties officeooo:paragraph-rsid="0112dbf0"/>
    </style:style>
    <style:style style:name="P66" style:family="paragraph" style:parent-style-name="Numbering_20_1">
      <style:text-properties officeooo:paragraph-rsid="0112dbf0"/>
    </style:style>
    <style:style style:name="P67" style:family="paragraph" style:parent-style-name="Numbering_20_1">
      <style:text-properties officeooo:rsid="01213746" officeooo:paragraph-rsid="01213746"/>
    </style:style>
    <style:style style:name="P68" style:family="paragraph" style:parent-style-name="Numbering_20_1" style:list-style-name="Numbering_20_1">
      <style:text-properties officeooo:paragraph-rsid="0112dbf0"/>
    </style:style>
    <style:style style:name="P69" style:family="paragraph" style:parent-style-name="Numbering_20_1">
      <style:paragraph-properties fo:margin-top="0cm" fo:margin-bottom="0.203cm" loext:contextual-spacing="false" style:writing-mode="page"/>
      <style:text-properties officeooo:paragraph-rsid="0112dbf0"/>
    </style:style>
    <style:style style:name="P70" style:family="paragraph" style:parent-style-name="Heading_20_2">
      <style:text-properties officeooo:paragraph-rsid="011747b5"/>
    </style:style>
    <style:style style:name="P71" style:family="paragraph" style:parent-style-name="Heading_20_2">
      <style:text-properties officeooo:paragraph-rsid="0112dbf0"/>
    </style:style>
    <style:style style:name="P72" style:family="paragraph" style:parent-style-name="Heading_20_3">
      <style:text-properties officeooo:rsid="01040c4d" officeooo:paragraph-rsid="011747b5"/>
    </style:style>
    <style:style style:name="P73" style:family="paragraph" style:parent-style-name="Heading_20_3">
      <style:text-properties officeooo:paragraph-rsid="0112dbf0"/>
    </style:style>
    <style:style style:name="P74" style:family="paragraph" style:parent-style-name="Heading_20_3">
      <style:paragraph-properties fo:margin-top="0.254cm" fo:margin-bottom="0.102cm" loext:contextual-spacing="false" style:writing-mode="page"/>
      <style:text-properties officeooo:paragraph-rsid="0112dbf0"/>
    </style:style>
    <style:style style:name="P75" style:family="paragraph" style:parent-style-name="Numbering_20_2">
      <style:text-properties officeooo:paragraph-rsid="0112dbf0"/>
    </style:style>
    <style:style style:name="P76" style:family="paragraph" style:parent-style-name="List_20_1">
      <style:text-properties officeooo:paragraph-rsid="0112dbf0"/>
    </style:style>
    <style:style style:name="P77" style:family="paragraph" style:parent-style-name="List_20_1" style:list-style-name="List_20_1">
      <style:text-properties officeooo:paragraph-rsid="0112dbf0"/>
    </style:style>
    <style:style style:name="P78" style:family="paragraph" style:parent-style-name="List_20_1" style:list-style-name="List_20_1">
      <style:text-properties officeooo:rsid="00ac1a00" officeooo:paragraph-rsid="0112dbf0"/>
    </style:style>
    <style:style style:name="P79" style:family="paragraph" style:parent-style-name="List_20_1">
      <style:text-properties officeooo:rsid="00ac1a00" officeooo:paragraph-rsid="0112dbf0"/>
    </style:style>
    <style:style style:name="P80" style:family="paragraph" style:parent-style-name="List_20_1" style:master-page-name="">
      <style:paragraph-properties style:page-number="auto" fo:keep-with-next="always" style:writing-mode="page"/>
      <style:text-properties officeooo:paragraph-rsid="0112dbf0"/>
    </style:style>
    <style:style style:name="P81" style:family="paragraph" style:parent-style-name="List_20_2">
      <style:text-properties officeooo:paragraph-rsid="0112dbf0"/>
    </style:style>
    <style:style style:name="P82" style:family="paragraph">
      <loext:graphic-properties draw:fill="none"/>
      <style:paragraph-properties fo:text-align="center"/>
      <style:text-properties fo:font-size="12pt"/>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3d928e"/>
    </style:style>
    <style:style style:name="T8" style:family="text">
      <style:text-properties officeooo:rsid="00196fee"/>
    </style:style>
    <style:style style:name="T9" style:family="text">
      <style:text-properties officeooo:rsid="005d7787"/>
    </style:style>
    <style:style style:name="T10" style:family="text">
      <style:text-properties officeooo:rsid="005f17eb"/>
    </style:style>
    <style:style style:name="T11" style:family="text">
      <style:text-properties officeooo:rsid="00fa5a3a"/>
    </style:style>
    <style:style style:name="T12" style:family="text">
      <style:text-properties fo:language="en" fo:country="US"/>
    </style:style>
    <style:style style:name="T13" style:family="text">
      <style:text-properties text:display="none"/>
    </style:style>
    <style:style style:name="T14" style:family="text">
      <style:text-properties officeooo:rsid="012aee3d"/>
    </style:style>
    <style:style style:name="T15" style:family="text">
      <style:text-properties officeooo:rsid="012bc537"/>
    </style:style>
    <style:style style:name="T16" style:family="text">
      <style:text-properties officeooo:rsid="0133791c"/>
    </style:style>
    <style:style style:name="T17" style:family="text">
      <style:text-properties officeooo:rsid="0140f85f"/>
    </style:style>
    <style:style style:name="T18" style:family="text">
      <style:text-properties officeooo:rsid="0143c332"/>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6cm, 0.03cm, 0.09cm, 0.03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278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14"><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7">Kapitola 10 <text:s/><text:line-break/>Printing, Exporting, E‑mailing and Signing Documents</text:p>
      <text:section text:style-name="Sect1" text:name="GS6010S1" text:condition="ooow:book eq 1" text:display="condition">
        <text:h text:style-name="P63" text:outline-level="1"><text:bookmark-start text:name="__RefHeading___Toc4561_4215942488"/>Autorská práva<text:bookmark-end text:name="__RefHeading___Toc4561_4215942488"/></text:h>
        <text:p text:style-name="P9">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70" text:outline-level="2"><text:bookmark-start text:name="__RefHeading__5638_15665686441"/>Přispěvatelé<text:bookmark-end text:name="__RefHeading__5638_15665686441"/></text:h>
        <text:p text:style-name="P9">Tato kniha byla vytvořena úpravami a aktualizacemi knihy <text:span text:style-name="LOEmphasis">Getting Started with OpenOffice.org 3.3</text:span>.</text:p>
        <text:h text:style-name="P72" text:outline-level="3"><text:bookmark-start text:name="__RefHeading___Toc1847_1473846649"/>Pro <text:span text:style-name="T18">t</text:span>oto <text:span text:style-name="T18">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42">Dave Barton</text:p>
            </table:table-cell>
            <table:table-cell office:value-type="string">
              <text:p text:style-name="P45">Olivier Hallot</text:p>
            </table:table-cell>
            <table:table-cell office:value-type="string">
              <text:p text:style-name="P46">Paul Figueiredo</text:p>
            </table:table-cell>
          </table:table-row>
        </table:table>
        <text:h text:style-name="P72" text:outline-level="3"><text:bookmark-start text:name="__RefHeading___Toc1849_1473846649"/>Pro <text:span text:style-name="T18">p</text:span>ředchozí <text:span text:style-name="T18">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43">John A Smith</text:p>
            </table:table-cell>
            <table:table-cell table:style-name="Table3.A1" office:value-type="string">
              <text:p text:style-name="P43">Jean Hollis Weber </text:p>
            </table:table-cell>
            <table:table-cell table:style-name="Table3.A1" office:value-type="string">
              <text:p text:style-name="P41">Hazel Russman</text:p>
            </table:table-cell>
          </table:table-row>
          <table:table-row>
            <table:table-cell table:style-name="Table3.A1" office:value-type="string">
              <text:p text:style-name="P41">Ron Faile Jr.</text:p>
            </table:table-cell>
            <table:table-cell table:style-name="Table3.A1" office:value-type="string">
              <text:p text:style-name="P39">Olivier Hallot</text:p>
            </table:table-cell>
            <table:table-cell table:style-name="Table3.A1" office:value-type="string">
              <text:p text:style-name="P40">Miklos Vajna</text:p>
            </table:table-cell>
          </table:table-row>
          <table:table-row>
            <table:table-cell table:style-name="Table3.A1" office:value-type="string">
              <text:p text:style-name="P44">Joe Sellman</text:p>
            </table:table-cell>
            <table:table-cell table:style-name="Table3.A1" office:value-type="string">
              <text:p text:style-name="P44">Agnes Belzunce</text:p>
            </table:table-cell>
            <table:table-cell table:style-name="Table3.A1" office:value-type="string">
              <text:p text:style-name="P44">Michael Kotsarinis</text:p>
            </table:table-cell>
          </table:table-row>
          <table:table-row>
            <table:table-cell table:style-name="Table3.A1" office:value-type="string">
              <text:p text:style-name="P44">Peter Kupfer</text:p>
            </table:table-cell>
            <table:table-cell table:style-name="Table3.A1" office:value-type="string">
              <text:p text:style-name="P44">Robert Scott &lt;br0 /&gt;</text:p>
            </table:table-cell>
            <table:table-cell table:style-name="Table3.A1" office:value-type="string">
              <text:p text:style-name="P44">Janet M. Swisher</text:p>
            </table:table-cell>
          </table:table-row>
        </table:table>
        <text:h text:style-name="P70" text:outline-level="2"><text:bookmark-start text:name="__RefHeading__5640_15665686441"/>Zpětná vazba<text:bookmark-end text:name="__RefHeading__5640_15665686441"/></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028844678" text:style-name="Heading_20_Note">
          <text:list-item>
            <text:p text:style-name="P57">Poznámka</text:p>
          </text:list-item>
        </text:list>
        <text:p text:style-name="P21">Všechno, co do e-mailové konference pošlete, včetně e-mailové adresy a dalších osobních informací uvedených ve zprávě, bude veřejně viditelné bez možnosti smazání.</text:p>
        <text:h text:style-name="P70" text:outline-level="2"><text:bookmark-start text:name="__RefHeading__5644_15665686441"/>Datum vydání a verze programu<text:bookmark-end text:name="__RefHeading__5644_15665686441"/></text:h>
        <text:p text:style-name="P9"><text:span text:style-name="T12">Published </text:span>September 2018. Kniha je určena pro LibreOffice 6.0.</text:p>
        <text:h text:style-name="Heading_20_2" text:outline-level="2"><text:bookmark-start text:name="__RefHeading__10532_462712302"/>Poznámka pro uživatele systému <text:span text:style-name="T18">m</text:span>ac<text:span text:style-name="T18">OS</text:span><text:bookmark-end text:name="__RefHeading__10532_462712302"/></text:h>
        <text:p text:style-name="P5">Některé klávesové zkratky a položky nabídek jsou v systému <text:span text:style-name="T18">m</text:span>ac<text:span text:style-name="T18">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6">Windows nebo Linux</text:p>
            </table:table-cell>
            <table:table-cell table:style-name="Table5.A1" office:value-type="string">
              <text:p text:style-name="P16">Ekvivalent pro mac<text:span text:style-name="T18">OS</text:span></text:p>
            </table:table-cell>
            <table:table-cell table:style-name="Table5.A1" office:value-type="string">
              <text:p text:style-name="P16">Význam</text:p>
            </table:table-cell>
          </table:table-row>
          <table:table-row table:style-name="Table5.1">
            <table:table-cell table:style-name="Table5.A2" office:value-type="string">
              <text:p text:style-name="P15"><text:span text:style-name="LOMenuPath">Nástroje &gt; Možnosti</text:span> výběr v nabídce</text:p>
            </table:table-cell>
            <table:table-cell table:style-name="Table5.B2" office:value-type="string">
              <text:p text:style-name="P15"><text:span text:style-name="LOMenuPath">LibreOffice &gt; Předvolby</text:span></text:p>
            </table:table-cell>
            <table:table-cell table:style-name="Table5.B2" office:value-type="string">
              <text:p text:style-name="P15">Otevře nastavení s možnostmi</text:p>
            </table:table-cell>
          </table:table-row>
          <table:table-row table:style-name="Table5.1">
            <table:table-cell table:style-name="Table5.A2" office:value-type="string">
              <text:p text:style-name="P15"><text:span text:style-name="LOKeystroke">Klepnutí pravým tlačítkem</text:span></text:p>
            </table:table-cell>
            <table:table-cell table:style-name="Table5.A2" office:value-type="string">
              <text:p text:style-name="P15">Control+klepnutí a/nebo klepnutí pravým tlačítkem v závislosti na operačním systému počítače</text:p>
            </table:table-cell>
            <table:table-cell table:style-name="Table5.B2" office:value-type="string">
              <text:p text:style-name="P15">Otevře se místní nabídka</text:p>
            </table:table-cell>
          </table:table-row>
          <table:table-row table:style-name="Table5.1">
            <table:table-cell table:style-name="Table5.A2" office:value-type="string">
              <text:p text:style-name="P15"><text:span text:style-name="LOKeystroke">Ctrl</text:span> (<text:span text:style-name="LOKeystroke">Control</text:span>)</text:p>
            </table:table-cell>
            <table:table-cell table:style-name="Table5.A2" office:value-type="string">
              <text:p text:style-name="P15">⌘ (<text:span text:style-name="LOKeystroke">Command</text:span>)</text:p>
            </table:table-cell>
            <table:table-cell table:style-name="Table5.A2" office:value-type="string">
              <text:p text:style-name="P15">Používá se i s jinými klávesami</text:p>
            </table:table-cell>
          </table:table-row>
          <table:table-row table:style-name="Table5.1">
            <table:table-cell table:style-name="Table5.A2" office:value-type="string">
              <text:p text:style-name="P15"><text:span text:style-name="LOKeystroke">F5</text:span></text:p>
            </table:table-cell>
            <table:table-cell table:style-name="Table5.A2" office:value-type="string">
              <text:p text:style-name="P15"><text:span text:style-name="LOKeystroke">Shift</text:span>+⌘+<text:span text:style-name="LOKeystroke">F5</text:span></text:p>
            </table:table-cell>
            <table:table-cell table:style-name="Table5.A2" office:value-type="string">
              <text:p text:style-name="P15">Otevřete Navigátor</text:p>
            </table:table-cell>
          </table:table-row>
          <table:table-row table:style-name="Table5.1">
            <table:table-cell table:style-name="Table5.A2" office:value-type="string">
              <text:p text:style-name="P15"><text:span text:style-name="LOKeystroke">F11</text:span></text:p>
            </table:table-cell>
            <table:table-cell table:style-name="Table5.A2" office:value-type="string">
              <text:p text:style-name="P15">⌘+<text:span text:style-name="LOKeystroke">T</text:span></text:p>
            </table:table-cell>
            <table:table-cell table:style-name="Table5.A2" office:value-type="string">
              <text:p text:style-name="P15">Otevře <text:span text:style-name="T18">postranní lištu</text:span> Styly<text:span text:style-name="T18"/></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3"><text:a xlink:type="simple" xlink:href="#__RefHeading___Toc4561_4215942488" text:style-name="Index_20_Link" text:visited-style-name="Index_20_Link">Autorská práva<text:tab/>2</text:a></text:p>
            <text:p text:style-name="P51"><text:a xlink:type="simple" xlink:href="#__RefHeading__5638_15665686441" text:style-name="Index_20_Link" text:visited-style-name="Index_20_Link">Přispěvatelé<text:tab/>2</text:a></text:p>
            <text:p text:style-name="P52"><text:a xlink:type="simple" xlink:href="#__RefHeading___Toc1847_1473846649" text:style-name="Index_20_Link" text:visited-style-name="Index_20_Link">Pro toto vydání<text:tab/>2</text:a></text:p>
            <text:p text:style-name="P52"><text:a xlink:type="simple" xlink:href="#__RefHeading___Toc1849_1473846649" text:style-name="Index_20_Link" text:visited-style-name="Index_20_Link">Pro předchozí vydání<text:tab/>2</text:a></text:p>
            <text:p text:style-name="P51"><text:a xlink:type="simple" xlink:href="#__RefHeading__5640_15665686441" text:style-name="Index_20_Link" text:visited-style-name="Index_20_Link">Zpětná vazba<text:tab/>2</text:a></text:p>
            <text:p text:style-name="P51"><text:a xlink:type="simple" xlink:href="#__RefHeading__5644_15665686441"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OS<text:tab/>2</text:a></text:p>
            <text:p text:style-name="P53"><text:a xlink:type="simple" xlink:href="#__RefHeading___Toc61987_2536694537" text:style-name="Index_20_Link" text:visited-style-name="Index_20_Link">Rychlý tisk<text:tab/>4</text:a></text:p>
            <text:p text:style-name="P53"><text:a xlink:type="simple" xlink:href="#__RefHeading__171723_780470623" text:style-name="Index_20_Link" text:visited-style-name="Index_20_Link">Ovládání tisku<text:tab/>4</text:a></text:p>
            <text:p text:style-name="P51"><text:a xlink:type="simple" xlink:href="#__RefHeading__18347_1712854287" text:style-name="Index_20_Link" text:visited-style-name="Index_20_Link">Nastavení obecných možností tisku<text:tab/>5</text:a></text:p>
            <text:p text:style-name="P51"><text:a xlink:type="simple" xlink:href="#__RefHeading__8511_1712854287" text:style-name="Index_20_Link" text:visited-style-name="Index_20_Link">Tisk více stran na jeden list papíru<text:tab/>5</text:a></text:p>
            <text:p text:style-name="P51"><text:a xlink:type="simple" xlink:href="#__RefHeading__74168_1365249792" text:style-name="Index_20_Link" text:visited-style-name="Index_20_Link">Volba stran / listů / snímků na tisk<text:tab/>6</text:a></text:p>
            <text:p text:style-name="P52"><text:a xlink:type="simple" xlink:href="#__RefHeading__8519_1712854287" text:style-name="Index_20_Link" text:visited-style-name="Index_20_Link">Writer<text:tab/>6</text:a></text:p>
            <text:p text:style-name="P52"><text:a xlink:type="simple" xlink:href="#__RefHeading__8521_1712854287" text:style-name="Index_20_Link" text:visited-style-name="Index_20_Link">Calc<text:tab/>7</text:a></text:p>
            <text:p text:style-name="P52"><text:a xlink:type="simple" xlink:href="#__RefHeading__8523_1712854287" text:style-name="Index_20_Link" text:visited-style-name="Index_20_Link">Impress a  Draw<text:tab/>8</text:a></text:p>
            <text:p text:style-name="P51"><text:a xlink:type="simple" xlink:href="#__RefHeading__8525_1712854287" text:style-name="Index_20_Link" text:visited-style-name="Index_20_Link">Tisk podkladů, poznámek nebo osnovy v Impress<text:tab/>9</text:a></text:p>
            <text:p text:style-name="P51"><text:a xlink:type="simple" xlink:href="#__RefHeading__11351_1712854287" text:style-name="Index_20_Link" text:visited-style-name="Index_20_Link">Tisk příručky<text:tab/>9</text:a></text:p>
            <text:p text:style-name="P51"><text:a xlink:type="simple" xlink:href="#__RefHeading__19566_697337876" text:style-name="Index_20_Link" text:visited-style-name="Index_20_Link">Tisk obálek, etiket a vizitek<text:tab/>10</text:a></text:p>
            <text:p text:style-name="P51"><text:a xlink:type="simple" xlink:href="#__RefHeading__18349_1712854287" text:style-name="Index_20_Link" text:visited-style-name="Index_20_Link">Černobílý tisk (na barevné tiskárně)<text:tab/>10</text:a></text:p>
            <text:p text:style-name="P51"><text:a xlink:type="simple" xlink:href="#__RefHeading__18351_1712854287" text:style-name="Index_20_Link" text:visited-style-name="Index_20_Link">Náhled stran / listů před tiskem<text:tab/>11</text:a></text:p>
            <text:p text:style-name="P52"><text:a xlink:type="simple" xlink:href="#__RefHeading__8515_1712854287" text:style-name="Index_20_Link" text:visited-style-name="Index_20_Link">Writer<text:tab/>11</text:a></text:p>
            <text:p text:style-name="P52"><text:a xlink:type="simple" xlink:href="#__RefHeading__8517_1712854287" text:style-name="Index_20_Link" text:visited-style-name="Index_20_Link">Calc<text:tab/>12</text:a></text:p>
            <text:p text:style-name="P53"><text:a xlink:type="simple" xlink:href="#__RefHeading__8527_1712854287" text:style-name="Index_20_Link" text:visited-style-name="Index_20_Link">Export do PDF<text:tab/>12</text:a></text:p>
            <text:p text:style-name="P51"><text:a xlink:type="simple" xlink:href="#__RefHeading__171727_780470623" text:style-name="Index_20_Link" text:visited-style-name="Index_20_Link">Rychlý export do PDF<text:tab/>12</text:a></text:p>
            <text:p text:style-name="P51"><text:a xlink:type="simple" xlink:href="#__RefHeading__171729_780470623" text:style-name="Index_20_Link" text:visited-style-name="Index_20_Link">Nastavení obsahu a kvality PDF<text:tab/>13</text:a></text:p>
            <text:p text:style-name="P52"><text:a xlink:type="simple" xlink:href="#__RefHeading__171731_780470623" text:style-name="Index_20_Link" text:visited-style-name="Index_20_Link">Karta Obecné v dialogovém okně Možnosti PDF<text:tab/>13</text:a></text:p>
            <text:p text:style-name="P52"><text:a xlink:type="simple" xlink:href="#__RefHeading__171733_780470623" text:style-name="Index_20_Link" text:visited-style-name="Index_20_Link">Karta Úvodní zobrazení v dialogovém okně Možnosti PDF<text:tab/>15</text:a></text:p>
            <text:p text:style-name="P52"><text:a xlink:type="simple" xlink:href="#__RefHeading__4236_1385231065" text:style-name="Index_20_Link" text:visited-style-name="Index_20_Link">Karta Uživatelské rozhraní v dialogovém okně Možnosti PDF<text:tab/>15</text:a></text:p>
            <text:p text:style-name="P52"><text:a xlink:type="simple" xlink:href="#__RefHeading__171737_780470623" text:style-name="Index_20_Link" text:visited-style-name="Index_20_Link">Karta Odkazy v dialogovém okně Možnosti PDF<text:tab/>16</text:a></text:p>
            <text:p text:style-name="P52"><text:a xlink:type="simple" xlink:href="#__RefHeading__171739_780470623" text:style-name="Index_20_Link" text:visited-style-name="Index_20_Link">Karta Bezpečnost v dialogovém okně Možnosti PDF<text:tab/>17</text:a></text:p>
            <text:p text:style-name="P52"><text:a xlink:type="simple" xlink:href="#__RefHeading___Toc4609_1757746079" text:style-name="Index_20_Link" text:visited-style-name="Index_20_Link">Digital Signatures page of PDF Options dialog<text:tab/>18</text:a></text:p>
            <text:p text:style-name="P53"><text:a xlink:type="simple" xlink:href="#__RefHeading___Toc2896_3370213655" text:style-name="Index_20_Link" text:visited-style-name="Index_20_Link">Exporting to EPUB format<text:tab/>19</text:a></text:p>
            <text:p text:style-name="P51"><text:a xlink:type="simple" xlink:href="#__RefHeading___Toc3025_3370213655" text:style-name="Index_20_Link" text:visited-style-name="Index_20_Link">Rychlý export do EPUB<text:tab/>19</text:a></text:p>
            <text:p text:style-name="P51"><text:a xlink:type="simple" xlink:href="#__RefHeading___Toc3027_3370213655" text:style-name="Index_20_Link" text:visited-style-name="Index_20_Link">Export to EPUB<text:tab/>19</text:a></text:p>
            <text:p text:style-name="P53"><text:a xlink:type="simple" xlink:href="#__RefHeading__4238_1385231065" text:style-name="Index_20_Link" text:visited-style-name="Index_20_Link">Export do jiných formátů<text:tab/>20</text:a></text:p>
            <text:p text:style-name="P53"><text:a xlink:type="simple" xlink:href="#__RefHeading__171743_780470623" text:style-name="Index_20_Link" text:visited-style-name="Index_20_Link">Odesílání dokumentů elektronickou poštou<text:tab/>20</text:a></text:p>
            <text:p text:style-name="P51"><text:a xlink:type="simple" xlink:href="#__RefHeading__171745_780470623" text:style-name="Index_20_Link" text:visited-style-name="Index_20_Link">Odesílání dokumentů více příjemcům<text:tab/>20</text:a></text:p>
            <text:p text:style-name="P53"><text:a xlink:type="simple" xlink:href="#__RefHeading__171747_780470623" text:style-name="Index_20_Link" text:visited-style-name="Index_20_Link">Elektronické podepisování dokumentů<text:tab/>22</text:a></text:p>
            <text:p text:style-name="P51"><text:a xlink:type="simple" xlink:href="#__RefHeading___Toc7115_1391699212" text:style-name="Index_20_Link" text:visited-style-name="Index_20_Link">Vícenásobné podepisování jedním podpisem<text:tab/>23</text:a></text:p>
            <text:p text:style-name="P53"><text:a xlink:type="simple" xlink:href="#__RefHeading__9455_1957009194" text:style-name="Index_20_Link" text:visited-style-name="Index_20_Link">Odstranění osobních údajů<text:tab/>24</text:a></text:p>
          </text:index-body>
        </text:table-of-content>
        <text:p text:style-name="P18"/>
      </text:section>
      <text:h text:style-name="P64" text:outline-level="1"><text:bookmark-start text:name="__RefHeading___Toc61987_2536694537"/>Rychlý tisk<text:bookmark-end text:name="__RefHeading___Toc61987_2536694537"/></text:h>
      <text:p text:style-name="P4">Click the <text:alphabetical-index-mark text:string-value="tisknout soubor přímo"/><text:span text:style-name="LOMenuPath">Print File Directly</text:span> icon (<draw:frame draw:style-name="fr9" draw:name="Graphic10" text:anchor-type="as-char" svg:y="-0.48cm" svg:width="0.686cm" svg:height="0.686cm" draw:z-index="1"><draw:image xlink:href="Pictures/100000000000001A0000001A0CF9A591AAA2B8D4.png" xlink:type="simple" xlink:show="embed" xlink:actuate="onLoad" loext:mime-type="image/png"/></draw:frame>) to send the entire document to the default printer defined for your computer.</text:p>
      <text:list xml:id="list164914804900847" text:continue-numbering="true" text:style-name="Heading_20_Note">
        <text:list-item>
          <text:p text:style-name="P58">Poznámka</text:p>
        </text:list-item>
      </text:list>
      <text:p text:style-name="P20">Akci spojenou s ikonou <text:span text:style-name="LOMenuPath">Tisk souboru přímo</text:span> můžeme změnit k odeslání dokumentu na tiskárnu definovanou v dokumentu namísto výchozí tiskárny pro počítač. Zvolte <text:span text:style-name="LOMenuPath">Nástroje &gt; Možnosti &gt; Načítání/Ukládání &gt; Obecné </text:span>a vyberte možnost <text:span text:style-name="LOMenuPath"> Načíst nastavení tiskárny s dokumentem</text:span>.</text:p>
      <text:h text:style-name="P65" text:outline-level="1"><text:bookmark-start text:name="__RefHeading__171723_780470623"/>Ovládání tisku<text:bookmark-end text:name="__RefHeading__171723_780470623"/></text:h>
      <text:p text:style-name="P4">Pro více možností nastavení tisku použijte tiskový dialog (<text:span text:style-name="LOMenuPath">Soubor &gt; Tisk </text:span> nebo <text:span text:style-name="LOKeystroke">Ctrl+P</text:span>).</text:p>
      <text:p text:style-name="P26"><draw:frame draw:style-name="fr1" draw:name="Frame103" text:anchor-type="as-char" svg:width="12.566cm" draw:z-index="2"><draw:text-box fo:min-height="8.17cm"><text:p text:style-name="Caption"><draw:frame draw:style-name="fr10" draw:name="Image53" text:anchor-type="paragraph" svg:width="17cm" style:rel-width="100%" svg:height="10.53cm" style:rel-height="scale" draw:z-index="3"><draw:image xlink:href="Pictures/100002010000031800000204CD7D4362E80D549C.png" xlink:type="simple" xlink:show="embed" xlink:actuate="onLoad" loext:mime-type="image/png"/></draw:frame>Obrázek <text:sequence text:ref-name="refFigure0" text:name="Figure" text:formula="ooow:Figure+1" style:num-format="1">1 </text:sequence>: Dialogové okno &lt;is1 /&gt; Tisk<text:alphabetical-index-mark-end text:id="IMark105828005255224"/></text:p></draw:text-box></draw:frame></text:p>
      <text:list xml:id="list164913185635673" text:continue-numbering="true" text:style-name="Heading_20_Note">
        <text:list-item>
          <text:p text:style-name="P59">Poznámka</text:p>
        </text:list-item>
      </text:list>
      <text:p text:style-name="P20">Možnosti vybrané v dialogovém okně Tisk se vztahují pouze na aktuální tisku tohoto dokumentu.</text:p>
      <text:p text:style-name="P23">To specify default printing settings for LibreOffice, go to <text:span text:style-name="LOMenuPath">Tools &gt; Options &gt;</text:span> <text:span text:style-name="LOMenuPath">LibreOffice &gt; Print</text:span> and <text:span text:style-name="LOMenuPath">Tools &gt; Options &gt; LibreOffice [Component] &gt; Print</text:span>. Více informací se nachází v kapitole 2, Nastavení LibreOffice.</text:p>
      <text:p text:style-name="P4">Dialogové okno Tisk má čtyři karty, ze kterých můžeme vybrat celou řadu možností, jak je popsáno v následujících částech.</text:p>
      <text:p text:style-name="P4">Jednotlivé součásti LibreOffice mají k dispozici různá nastavení tisku, jak je shrnuto v tabulce <text:sequence-ref text:reference-format="value" text:ref-name="refTable0">1</text:sequence-ref>.</text:p>
      <text:p text:style-name="P47"><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35">Funkce</text:p>
          </table:table-cell>
          <table:table-cell table:style-name="Table29.A1" office:value-type="string">
            <text:p text:style-name="P35">Writer</text:p>
          </table:table-cell>
          <table:table-cell table:style-name="Table29.A1" office:value-type="string">
            <text:p text:style-name="P35">Calc</text:p>
          </table:table-cell>
          <table:table-cell table:style-name="Table29.A1" office:value-type="string">
            <text:p text:style-name="P35">Impress</text:p>
          </table:table-cell>
          <table:table-cell table:style-name="Table29.A1" office:value-type="string">
            <text:p text:style-name="P35">Draw</text:p>
          </table:table-cell>
        </table:table-row>
        <table:table-row table:style-name="Table29.1">
          <table:table-cell table:style-name="Table29.A2" office:value-type="string">
            <text:p text:style-name="P36">Volba stran / listů / snímků na tisk</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více stran / listů / snímků na jednu stranu</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příručky</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Ano</text:p>
          </table:table-cell>
          <table:table-cell table:style-name="Table29.B2" office:value-type="string">
            <text:p text:style-name="P36">Ano</text:p>
          </table:table-cell>
        </table:table-row>
        <table:table-row table:style-name="Table29.1">
          <table:table-cell table:style-name="Table29.A2" office:value-type="string">
            <text:p text:style-name="P36">Tisk obál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Tisk štítků nebo vizitek</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cell table:style-name="Table29.B2" office:value-type="string">
            <text:p text:style-name="P36">Ne</text:p>
          </table:table-cell>
        </table:table-row>
        <table:table-row table:style-name="Table29.1">
          <table:table-cell table:style-name="Table29.A2" office:value-type="string">
            <text:p text:style-name="P36">Náhled stran / listů před tiskem</text:p>
          </table:table-cell>
          <table:table-cell table:style-name="Table29.B2" office:value-type="string">
            <text:p text:style-name="P36">Ano</text:p>
          </table:table-cell>
          <table:table-cell table:style-name="Table29.B2" office:value-type="string">
            <text:p text:style-name="P36">Ano</text:p>
          </table:table-cell>
          <table:table-cell table:style-name="Table29.B2" office:value-type="string">
            <text:p text:style-name="P36">Ne</text:p>
          </table:table-cell>
          <table:table-cell table:style-name="Table29.B2" office:value-type="string">
            <text:p text:style-name="P36">Ne</text:p>
          </table:table-cell>
        </table:table-row>
      </table:table>
      <text:h text:style-name="P71" text:outline-level="2"><text:bookmark-start text:name="__RefHeading__18347_1712854287"/>Nastavení <text:alphabetical-index-mark text:string-value="obecné možnosti" text:key1="tisk"/> obecných možností tisku<text:bookmark-end text:name="__RefHeading__18347_1712854287"/></text:h>
      <text:p text:style-name="P32">Na kartě <text:span text:style-name="LOEmphasis">Obecné</text:span> v dialogovém okně Tisk můžeme zvolit:</text:p>
      <text:list xml:id="list1366540233" text:style-name="List_20_1">
        <text:list-item>
          <text:p text:style-name="P76">The <text:span text:style-name="LOStrongEmphasis">printer</text:span> (from the list of available printers)</text:p>
        </text:list-item>
        <text:list-item>
          <text:p text:style-name="P76">Which <text:span text:style-name="LOStrongEmphasis">pages</text:span> to print, the number of copies to print, and whether to collate multiple copies (<text:span text:style-name="LOEmphasis">Range and copies</text:span> section).</text:p>
        </text:list-item>
        <text:list-item>
          <text:p text:style-name="P76">Zda chceme tisknout <text:span text:style-name="LOStrongEmphasis">komentáře</text:span>, které jsou v dokumentu, a kde se mají vytisknout.</text:p>
        </text:list-item>
      </text:list>
      <text:p text:style-name="P4">Některé volby nemusí být vždy k dispozici. For example, if the document contains no comments, the Print – Comments drop-down list is disabled..</text:p>
      <text:p text:style-name="P26"><draw:frame draw:style-name="fr1" draw:name="Frame44" text:anchor-type="as-char" svg:width="12.106cm" draw:z-index="4"><draw:text-box fo:min-height="3.824cm"><text:p text:style-name="Caption"><draw:frame draw:style-name="fr11" draw:name="Image54" text:anchor-type="paragraph" svg:width="12cm" svg:height="3.17cm" draw:z-index="5"><draw:image xlink:href="Pictures/100002010000021700000083389AAFBF27AEA9A1.png" xlink:type="simple" xlink:show="embed" xlink:actuate="onLoad" loext:mime-type="image/png"/></draw:frame>Obrázek <text:sequence text:ref-name="refFigure1" text:name="Figure" text:formula="ooow:Figure+1" style:num-format="1">2 </text:sequence>: Volba, zda a kdy chceme vytisknout komentáře</text:p></draw:text-box></draw:frame></text:p>
      <text:p text:style-name="P4">Select the <text:span text:style-name="LOMenuPath">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4">On the Options tab of the Print dialog (Figure <text:sequence-ref text:reference-format="value" text:ref-name="refFigure2">3</text:sequence-ref>), the last item, <text:span text:style-name="LOEmphasis">Use only paper tray from printer preference</text:span>, is not available in Calc.</text:p>
      <text:p text:style-name="P26"><draw:frame draw:style-name="fr1" draw:name="Frame54" text:anchor-type="as-char" svg:width="8.918cm" draw:z-index="6"><draw:text-box fo:min-height="3.618cm"><text:p text:style-name="Caption"><draw:frame draw:style-name="fr12" draw:name="Image55" text:anchor-type="paragraph" svg:width="8.832cm" svg:height="3.145cm" draw:z-index="7"><draw:image xlink:href="Pictures/100000000000018F0000008E36E4FE5B9615D74A.png" xlink:type="simple" xlink:show="embed" xlink:actuate="onLoad" loext:mime-type="image/png"/></draw:frame>Obrázek <text:sequence text:ref-name="refFigure2" text:name="Figure" text:formula="ooow:Figure+1" style:num-format="1">3 </text:sequence>: Obecné možnosti tisku</text:p></draw:text-box></draw:frame></text:p>
      <text:h text:style-name="P71" text:outline-level="2"><text:bookmark-start text:name="__RefHeading__8511_1712854287"/>Tisk <text:alphabetical-index-mark text:string-value="více stran na list" text:key1="tisk"/> více stran na jeden list papíru<text:bookmark-end text:name="__RefHeading__8511_1712854287"/></text:h>
      <text:p text:style-name="P32">Na jeden list papíru můžeme tisknout více stránek dokumentu. Provedeme to následovně:</text:p>
      <text:list xml:id="list2619383279" text:style-name="Numbering_20_1">
        <text:list-item text:start-value="1">
          <text:p text:style-name="P66">In the Print dialog, select the Page Layout tab (Figure <text:sequence-ref text:reference-format="value" text:ref-name="refFigure3">4</text:sequence-ref>).</text:p>
        </text:list-item>
      </text:list>
      <text:p text:style-name="P26"><text:soft-page-break/><draw:frame draw:style-name="fr1" draw:name="Frame113" text:anchor-type="as-char" svg:width="12.499cm" draw:z-index="8"><draw:text-box fo:min-height="8.585cm"><text:p text:style-name="Caption"><draw:frame draw:style-name="fr13" draw:name="Image56" text:anchor-type="paragraph" svg:width="17cm" style:rel-width="100%" svg:height="11.054cm" style:rel-height="scale" draw:z-index="9"><draw:image xlink:href="Pictures/100002010000031B0000020541A9BE71F14EF9AA.png" xlink:type="simple" xlink:show="embed" xlink:actuate="onLoad" loext:mime-type="image/png"/></draw:frame>Obrázek <text:sequence text:ref-name="refFigure3" text:name="Figure" text:formula="ooow:Figure+1" style:num-format="1">4 </text:sequence>: Tisk více stran na jeden list papíru</text:p></draw:text-box></draw:frame></text:p>
      <text:list xml:id="list164913810737644" text:continue-numbering="true" text:style-name="Numbering_20_1">
        <text:list-item>
          <text:p text:style-name="P66">In the <text:span text:style-name="LOEmphasis">Layout</text:span> section, select from the drop-down list the number of pages to print per sheet. Náhled na levé straně dialogového okna Tisk ukazuje, jak bude tištěný dokument vypadat.</text:p>
        </text:list-item>
      </text:list>
      <text:p text:style-name="P38">When printing more than 2 pages per sheet, you can choose the order in which they are printed across and down the paper.</text:p>
      <text:p text:style-name="P26"><draw:frame draw:style-name="fr2" draw:name="Quadro1" text:anchor-type="as-char" svg:width="9.303cm" draw:z-index="10"><draw:text-box fo:min-height="3.558cm"><text:p text:style-name="Caption"><draw:frame draw:style-name="fr13" draw:name="Image57" text:anchor-type="paragraph" svg:width="9.303cm" style:rel-width="100%" svg:height="3.558cm" style:rel-height="scale" draw:z-index="46"><draw:image xlink:href="Pictures/1000020100000217000000CEE62291B9A6B1FD70.png" xlink:type="simple" xlink:show="embed" xlink:actuate="onLoad" loext:mime-type="image/png"/></draw:frame><text:span text:style-name="T13"><text:line-break/></text:span>Figure <text:sequence text:ref-name="refFigure4" text:name="Figure" text:formula="ooow:Figure+1" style:num-format="1">5</text:sequence>: Print order options</text:p></draw:text-box></draw:frame></text:p>
      <text:list xml:id="list164914793351815" text:continue-numbering="true" text:style-name="Numbering_20_1">
        <text:list-item>
          <text:p text:style-name="P66">V části <text:span text:style-name="LOEmphasis">Strany stránek</text:span> zvolíme, zda chceme tisknout všechny stránky nebo jen některé stránky. Click the <text:span text:style-name="LOMenuPath">OK</text:span> button.</text:p>
        </text:list-item>
      </text:list>
      <text:list xml:id="list766584295" text:style-name="Heading_20_Tip">
        <text:list-item>
          <text:p text:style-name="P54">Tip</text:p>
        </text:list-item>
      </text:list>
      <text:p text:style-name="P20">Pokud chceme v programu Writer na list papíru tisknout „protilehlé strany“ (rozložení knihy), tisk spustíme z okna Náhled před tiskem namísto okna Tisk. See page <text:bookmark-ref text:reference-format="page" text:ref-name="__RefHeading__8515_1712854287">11</text:bookmark-ref>.</text:p>
      <text:h text:style-name="P71" text:outline-level="2"><text:bookmark-start text:name="__RefHeading__74168_1365249792"/><text:alphabetical-index-mark text:string-value="vybrat, co tisknout" text:key1="tisk"/>Volba stran / listů / snímků na tisk<text:bookmark-end text:name="__RefHeading__74168_1365249792"/></text:h>
      <text:p text:style-name="P4">Kromě tisku celého dokumentu můžeme zvolit i tisk jednotlivých stran / listů / snímků, jakož i rozsahy stran / listů / snímků nebo výběr z dokumentu. The details vary slightly between Writer, Calc, Draw, and Impress, as described in this section.</text:p>
      <text:h text:style-name="P74" text:outline-level="3"><text:bookmark-start text:name="__RefHeading__8519_1712854287"/><text:alphabetical-index-mark-start text:id="IMark106102885293400" text:key1="printing"/>Writer<text:bookmark-end text:name="__RefHeading__8519_1712854287"/><text:alphabetical-index-mark-end text:id="IMark106102885293400"/></text:h>
      <text:p text:style-name="P32">Tisk jedné strany:</text:p>
      <text:list xml:id="list164913688226390" text:continue-list="list164914793351815"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stranu, kterou chceme vytisknout.</text:p>
        </text:list-item>
      </text:list>
      <text:list xml:id="list851984920" text:style-name="Numbering_20_2">
        <text:list-item text:start-value="1">
          <text:p text:style-name="P75">In the <text:span text:style-name="LOEmphasis">Range and copies</text:span> section of the General page, select the <text:span text:style-name="LOMenuPath">Pages</text:span> option. Ve vstupním textovém poli se zobrazí číslo aktuální strany.</text:p>
        </text:list-item>
        <text:list-item>
          <text:p text:style-name="P75"><text:soft-page-break/>Zadáme číslo strany, kterou chceme vytisknout. Náhled v levé části se změní na zvolenou stranu.</text:p>
        </text:list-item>
      </text:list>
      <text:list xml:id="list164913437837748" text:continue-list="list164913688226390" text:style-name="Numbering_20_1">
        <text:list-item>
          <text:p text:style-name="P69">Klepneme na <text:span text:style-name="LOMenuPath">OK</text:span>.</text:p>
        </text:list-item>
      </text:list>
      <text:p text:style-name="P32">Tisk rozsahu stran:</text:p>
      <text:list xml:id="list164915072692436" text:continue-list="list164913437837748"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dialogovém okně Tisk zvolíme rozsah stránek, který chceme vytisknout.</text:p>
        </text:list-item>
      </text:list>
      <text:list xml:id="list164914933270063" text:continue-list="list851984920" text:style-name="Numbering_20_2">
        <text:list-item text:start-value="1">
          <text:p text:style-name="P75">In the <text:span text:style-name="LOEmphasis">Range and copies</text:span> section of the General page, select the <text:span text:style-name="LOMenuPath">Pages</text:span> option.</text:p>
        </text:list-item>
        <text:list-item>
          <text:p text:style-name="P75">Zadáme pořadová čísla stran na tisk (například 1-4 nebo 1,3,7,11).</text:p>
        </text:list-item>
      </text:list>
      <text:list xml:id="list164914146070052" text:continue-list="list164915072692436" text:style-name="Numbering_20_1">
        <text:list-item>
          <text:p text:style-name="P69">Klepneme na <text:span text:style-name="LOMenuPath">OK</text:span>.</text:p>
        </text:list-item>
      </text:list>
      <text:p text:style-name="P32">Tisk vybraného textu:</text:p>
      <text:list xml:id="list164914620420334" text:continue-list="list164914146070052" text:style-name="Numbering_20_1">
        <text:list-item text:start-value="1">
          <text:p text:style-name="P66">V dokumentu vyznačíme materiál (text a grafika) na tisk.</text:p>
        </text:list-item>
        <text:list-item>
          <text:p text:style-name="P66">V hlavní nabídce zvolíme <text:span text:style-name="LOMenuPath">Soubor &gt; Tisk</text:span> nebo stiskneme <text:span text:style-name="LOKeystroke">Ctrl+P</text:span>.</text:p>
        </text:list-item>
        <text:list-item>
          <text:p text:style-name="P66">The <text:span text:style-name="LOEmphasis">Range and copies</text:span> section of the Print dialog now includes a <text:span text:style-name="LOMenuPath">Selection</text:span> option and the preview box shows the selected material. See Figure <text:sequence-ref text:reference-format="value" text:ref-name="refFigure5">6</text:sequence-ref>.</text:p>
        </text:list-item>
        <text:list-item>
          <text:p text:style-name="P66">Klepneme na <text:span text:style-name="LOMenuPath">OK</text:span>.</text:p>
        </text:list-item>
      </text:list>
      <text:p text:style-name="P26"><draw:frame draw:style-name="fr1" draw:name="Frame34" text:anchor-type="as-char" svg:width="16cm" draw:z-index="11"><draw:text-box fo:min-height="9.1cm"><text:p text:style-name="Caption"><draw:frame draw:style-name="fr13" draw:name="Image59" text:anchor-type="paragraph" svg:width="16cm" style:rel-width="100%" svg:height="9.1cm" style:rel-height="scale" draw:z-index="12"><draw:image xlink:href="Pictures/10000000000004120000025148BE7578220BA8D3.png" xlink:type="simple" xlink:show="embed" xlink:actuate="onLoad" loext:mime-type="image/png"/></draw:frame>Figure <text:sequence text:ref-name="refFigure5" text:name="Figure" text:formula="ooow:Figure+1" style:num-format="1">6</text:sequence>: Printing a selection of text</text:p></draw:text-box></draw:frame></text:p>
      <text:h text:style-name="P73" text:outline-level="3"><text:bookmark-start text:name="__RefHeading__8521_1712854287"/><text:alphabetical-index-mark-start text:id="IMark105828007321496" text:key1="printing"/>Calc<text:bookmark-end text:name="__RefHeading__8521_1712854287"/><text:alphabetical-index-mark-end text:id="IMark105828007321496"/></text:h>
      <text:p text:style-name="P4">You can choose single sheets, multiple sheets, and selections of cells for printing <text:span text:style-name="T17">(Figure </text:span><text:span text:style-name="T17"><text:sequence-ref text:reference-format="value" text:ref-name="refFigure6">7</text:sequence-ref></text:span><text:span text:style-name="T17">)</text:span>.</text:p>
      <text:p text:style-name="P26"><draw:frame draw:style-name="fr3" draw:name="Frame82" text:anchor-type="as-char" svg:width="9.765cm" draw:z-index="13"><draw:text-box fo:min-height="4.447cm"><text:p text:style-name="Caption"><draw:frame draw:style-name="fr11" draw:name="Image58" text:anchor-type="paragraph" svg:width="9.638cm" svg:height="4.025cm" draw:z-index="14"><draw:image xlink:href="Pictures/1000020100000217000000E68D1FE2E9327462E9.png" xlink:type="simple" xlink:show="embed" xlink:actuate="onLoad" loext:mime-type="image/png"/></draw:frame>Figure <text:sequence text:ref-name="refFigure6" text:name="Figure" text:formula="ooow:Figure+1" style:num-format="1">7</text:sequence>: Choosing what to print in Calc</text:p></draw:text-box></draw:frame></text:p>
      <text:p text:style-name="P32"><text:soft-page-break/>Tisk jednotlivých listů:</text:p>
      <text:list xml:id="list164913231670500" text:continue-list="list164914620420334" text:style-name="Numbering_20_1">
        <text:list-item text:start-value="1">
          <text:p text:style-name="P66">V okně programu Calc kliknutím na záložku vybereme list, který chceme vytisknout.</text:p>
        </text:list-item>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listů:</text:p>
      <text:list xml:id="list164912988698258" text:continue-list="list164913231670500" text:style-name="Numbering_20_1">
        <text:list-item text:start-value="1">
          <text:p text:style-name="P66">V programu Calc vybereme listy na tisk.</text:p>
        </text:list-item>
      </text:list>
      <text:list xml:id="list164913762657234" text:continue-list="list164914933270063" text:style-name="Numbering_20_2">
        <text:list-item text:start-value="1">
          <text:p text:style-name="P75">Vybereme první list.</text:p>
        </text:list-item>
        <text:list-item>
          <text:p text:style-name="P75">Přidržíme klávesu <text:span text:style-name="LOKeystroke">Ctrl</text:span>.</text:p>
        </text:list-item>
        <text:list-item>
          <text:p text:style-name="P75">Klikneme  na záložky dalších listů.</text:p>
        </text:list-item>
        <text:list-item>
          <text:p text:style-name="P75">Když jsou vybrány všechny požadované archy, uvolníme klávesu <text:span text:style-name="LOKeystroke">Ctrl</text:span>.</text:p>
        </text:list-item>
      </text:list>
      <text:list xml:id="list164913421940636" text:continue-list="list164912988698258" text:style-name="Numbering_20_1">
        <text:list-item>
          <text:p text:style-name="P66">V hlavní nabídce zvolíme <text:span text:style-name="LOMenuPath">Soubor &gt; Tisk</text:span> nebo stiskneme <text:span text:style-name="LOKeystroke">Ctrl+P</text:span>.</text:p>
        </text:list-item>
        <text:list-item>
          <text:p text:style-name="P66">In the <text:span text:style-name="LOEmphasis">Range and copies</text:span> section of the Print dialog, choose the <text:span text:style-name="LOMenuPath">Selected sheets</text:span> option.</text:p>
        </text:list-item>
        <text:list-item>
          <text:p text:style-name="P66">Klepneme na <text:span text:style-name="LOMenuPath">OK</text:span>.</text:p>
        </text:list-item>
      </text:list>
      <text:p text:style-name="P32">Tisk výběru buněk:</text:p>
      <text:list xml:id="list164914609243034" text:continue-list="list164913421940636" text:style-name="Numbering_20_1">
        <text:list-item text:start-value="1">
          <text:p text:style-name="P66">V dokumentu vybereme oblast buněk, kterou chceme vytisknout.</text:p>
        </text:list-item>
        <text:list-item>
          <text:p text:style-name="P66">V hlavní nabídce zvolíme <text:span text:style-name="LOMenuPath">Soubor &gt; Tisk</text:span> nebo stiskneme <text:span text:style-name="LOKeystroke">Ctrl+P</text:span>.</text:p>
        </text:list-item>
        <text:list-item>
          <text:p text:style-name="P66">V části <text:span text:style-name="LOEmphasis">Rozsah a kopie</text:span> na kartě Obecné dialogového okna Tisk zvolíme možnost <text:span text:style-name="LOEmphasis">Vybrané buňky</text:span>.</text:p>
        </text:list-item>
        <text:list-item>
          <text:p text:style-name="P67">In the sub-section <text:span text:style-name="LOEmphasis">From which print</text:span> select the <text:span text:style-name="LOEmphasis">Pages</text:span> option and type 1 in the edit box.</text:p>
        </text:list-item>
        <text:list-item>
          <text:p text:style-name="P66">Klepneme na <text:span text:style-name="LOMenuPath">OK</text:span>.</text:p>
        </text:list-item>
      </text:list>
      <text:list xml:id="list2117389218" text:style-name="Heading_20_Caution">
        <text:list-item>
          <text:p text:style-name="P56">Upozornění</text:p>
        </text:list-item>
      </text:list>
      <text:p text:style-name="P25">Po dokončení tisku je třeba zrušit výběr listů. Pokud bychom je ponechali jako vybrané, při následujícím zadávání údajů do jednoho listu by se tyto údaje vkládaly do všech vybraných listů. To nemusí být to, co chceme.</text:p>
      <text:h text:style-name="P73" text:outline-level="3"><text:bookmark-start text:name="__RefHeading__8523_1712854287"/><text:alphabetical-index-mark text:string-value="Impress a  Draw" text:key1="tisk"/>Impress a  Draw<text:bookmark-end text:name="__RefHeading__8523_1712854287"/></text:h>
      <text:p text:style-name="P4">Pro tisk můžeme vybrat jednotlivé snímky, rozsahy snímků nebo výběry snímků.</text:p>
      <text:p text:style-name="P26"><draw:frame draw:style-name="fr4" draw:name="Frame211" text:anchor-type="as-char" svg:width="11.746cm" draw:z-index="15"><draw:text-box fo:min-height="5.719cm"><text:p text:style-name="Caption"><draw:frame draw:style-name="fr14" draw:name="Image60" text:anchor-type="paragraph" svg:width="11.839cm" style:rel-width="100%" svg:height="5.445cm" style:rel-height="scale" draw:z-index="16"><draw:image xlink:href="Pictures/1000020100000217000000F72F82F7A11CEC29CC.png" xlink:type="simple" xlink:show="embed" xlink:actuate="onLoad" loext:mime-type="image/png"/></draw:frame>Figure <text:sequence text:ref-name="refFigure7" text:name="Figure" text:formula="ooow:Figure+1" style:num-format="1">8</text:sequence>: Choosing what to print in Impress and Draw</text:p></draw:text-box></draw:frame></text:p>
      <text:p text:style-name="P32">Tisk jednotlivého snímmku:</text:p>
      <text:list xml:id="list164915089592124" text:continue-list="list164914609243034" text:style-name="Numbering_20_1">
        <text:list-item text:start-value="1">
          <text:p text:style-name="P66">V hlavní nabídce zvolíme <text:span text:style-name="LOMenuPath">Soubor &gt; Tisk</text:span> nebo stiskneme <text:span text:style-name="LOKeystroke">Ctrl+P</text:span>.</text:p>
        </text:list-item>
        <text:list-item>
          <text:p text:style-name="P66">Select the slide to print <text:span text:style-name="T17">(Figure </text:span><text:span text:style-name="T17"><text:sequence-ref text:reference-format="value" text:ref-name="refFigure7">8</text:sequence-ref></text:span><text:span text:style-name="T17">)</text:span>.</text:p>
        </text:list-item>
      </text:list>
      <text:list xml:id="list164914912944293" text:continue-list="list164913762657234" text:style-name="Numbering_20_2">
        <text:list-item text:start-value="1">
          <text:p text:style-name="P75"><text:soft-page-break/>In the <text:span text:style-name="LOEmphasis">Range and copies</text:span> section of the Print dialog, select the <text:span text:style-name="LOMenuPath">Slides</text:span> option.</text:p>
        </text:list-item>
        <text:list-item>
          <text:p text:style-name="P75">Zadáme číslo snímku, kterýchceme vytisknout.</text:p>
        </text:list-item>
      </text:list>
      <text:list xml:id="list164914164091176" text:continue-list="list164915089592124" text:style-name="Numbering_20_1">
        <text:list-item>
          <text:p text:style-name="P66">Klepneme na <text:span text:style-name="LOMenuPath">OK</text:span>.</text:p>
        </text:list-item>
      </text:list>
      <text:p text:style-name="P32">Tisk rozsahu snímků:</text:p>
      <text:list xml:id="list164913025436276" text:continue-list="list16491416409117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ybereme snímky, které chceme vytisknout.</text:p>
        </text:list-item>
      </text:list>
      <text:list xml:id="list164913711982161" text:continue-list="list164914912944293" text:style-name="Numbering_20_2">
        <text:list-item text:start-value="1">
          <text:p text:style-name="P75">In the <text:span text:style-name="LOEmphasis">Range and copies</text:span> section of the Print dialog, select the <text:span text:style-name="LOMenuPath">Slides</text:span> option.</text:p>
        </text:list-item>
        <text:list-item>
          <text:p text:style-name="P75">Enter the slide numbers to print (for example 1-4 or 1,3,7,11).</text:p>
        </text:list-item>
      </text:list>
      <text:list xml:id="list164914482583694" text:continue-list="list164913025436276" text:style-name="Numbering_20_1">
        <text:list-item>
          <text:p text:style-name="P66">Klepneme na <text:span text:style-name="LOMenuPath">OK</text:span>.</text:p>
        </text:list-item>
      </text:list>
      <text:p text:style-name="P32">Tisk výběru ze snímku nebo výběru z několika snímků:</text:p>
      <text:list xml:id="list164913075592056" text:continue-list="list164914482583694" text:style-name="Numbering_20_1">
        <text:list-item text:start-value="1">
          <text:p text:style-name="P66">V dokumentu vybereme část snímku na tisk.</text:p>
        </text:list-item>
        <text:list-item>
          <text:p text:style-name="P66">V hlavní nabídce zvolíme <text:span text:style-name="LOMenuPath">Soubor &gt; Tisk</text:span> nebo stiskneme <text:span text:style-name="LOKeystroke">Ctrl+P</text:span>.</text:p>
        </text:list-item>
        <text:list-item>
          <text:p text:style-name="P66">Select the <text:span text:style-name="LOMenuPath">Selection</text:span> option in the <text:span text:style-name="LOEmphasis">Range and copies</text:span> section of the Print dialog.</text:p>
        </text:list-item>
        <text:list-item>
          <text:p text:style-name="P66">Klepneme na <text:span text:style-name="LOMenuPath">OK</text:span>.</text:p>
        </text:list-item>
      </text:list>
      <text:h text:style-name="P71" text:outline-level="2"><text:bookmark-start text:name="__RefHeading__8525_1712854287"/><text:alphabetical-index-mark text:string-value="podklady" text:key1="tisk"/>Tisk podkladů, &lt;i0 /&gt; poznámek nebo osnovy v aplikaci Impress<text:bookmark-end text:name="__RefHeading__8525_1712854287"/></text:h>
      <text:p text:style-name="P4"><text:span text:style-name="LOEmphasis"> Podklady </text:span>: na stranu můžeme vytisknout jednu až devět snímků ve zmenšené velikosti. Snímky lze tisknout horizontálně (orientace na šířku) nebo svisle (orientace na výšku).</text:p>
      <text:p text:style-name="P4"><text:span text:style-name="LOEmphasis"> Poznámky </text:span>: na stranu vytiskneme jeden snímek s poznámkami, zadanými pro snímek v náhledu Poznámky.</text:p>
      <text:p text:style-name="P4"><text:span text:style-name="LOEmphasis"> Osnova </text:span>: vytiskne název a nadpisy jednotlivých snímků ve formátu osnovy.</text:p>
      <text:p text:style-name="P32">Tisk podkladů, poznámek nebo osnovy:</text:p>
      <text:list xml:id="list164914422085126" text:continue-list="list16491307559205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části Tisk v okně Tisk zvolíme požadovanou možnost.</text:p>
        </text:list-item>
        <text:list-item>
          <text:p text:style-name="P66">For Handouts, you can then choose how many slides to print per page, and the order in which they are printed <text:span text:style-name="T17">(Figure </text:span><text:span text:style-name="T17"><text:sequence-ref text:reference-format="value" text:ref-name="refFigure8">9</text:sequence-ref></text:span><text:span text:style-name="T17">)</text:span>.</text:p>
        </text:list-item>
        <text:list-item>
          <text:p text:style-name="P66">Klepneme na <text:span text:style-name="LOMenuPath">OK</text:span>.</text:p>
        </text:list-item>
      </text:list>
      <text:p text:style-name="P26"><draw:frame draw:style-name="fr5" draw:name="Frame1" text:anchor-type="as-char" svg:y="0cm" svg:width="10.137cm" draw:z-index="17"><draw:text-box fo:min-height="4.824cm"><text:p text:style-name="Caption"><draw:frame draw:style-name="fr13" draw:name="Image61" text:anchor-type="paragraph" svg:width="13cm" style:rel-width="100%" svg:height="5.639cm" style:rel-height="scale" draw:z-index="18"><draw:image xlink:href="Pictures/1000020100000217000000FC8A4027AA06668AB3.png" xlink:type="simple" xlink:show="embed" xlink:actuate="onLoad" loext:mime-type="image/png"/></draw:frame><text:span text:style-name="T13"><text:line-break/></text:span>Obrázek <text:sequence text:ref-name="refFigure8" text:name="Figure" text:formula="ooow:Figure+1" style:num-format="1">9</text:sequence>: Podklady</text:p></draw:text-box></draw:frame></text:p>
      <text:h text:style-name="P71" text:outline-level="2"><text:bookmark-start text:name="__RefHeading__11351_1712854287"/><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64913191485041" text:continue-list="list766584295" text:style-name="Heading_20_Tip">
        <text:list-item>
          <text:p text:style-name="P54"><text:soft-page-break/>Tip</text:p>
        </text:list-item>
      </text:list>
      <text:p text:style-name="P20">Dokument naplánujeme tak, aby vypadal dobře při tisku s poloviční velikostí, tj. zvolíme vhodné okraje, velikost písma, atd. Možná budeme muset experimentovat.</text:p>
      <text:p text:style-name="P32">Pokud chceme brožuru vytisknout na tiskárně s jednostranným tiskem:</text:p>
      <text:list xml:id="list164914721176349" text:continue-list="list164914422085126"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klikneme na tlačítko <text:span text:style-name="LOMenuPath">Vlastnosti</text:span>.</text:p>
        </text:list-item>
        <text:list-item>
          <text:p text:style-name="P66">Check that the printer is set to the same orientation (portrait or landscape) as specified in the page setup for your document. Kromě tisku brožury toto nastavení obvykle není důležité. Click <text:span text:style-name="LOMenuPath">OK</text:span> to return to the Print dialog.</text:p>
        </text:list-item>
        <text:list-item>
          <text:p text:style-name="P66">Select the <text:span text:style-name="LOEmphasis">Page layout</text:span> tab in the Print dialog <text:span text:style-name="T17">(Figure </text:span><text:span text:style-name="T17"><text:sequence-ref text:reference-format="value" text:ref-name="refFigure9">10</text:sequence-ref></text:span><text:span text:style-name="T17">)</text:span>.</text:p>
        </text:list-item>
        <text:list-item>
          <text:p text:style-name="P66">Zvolíme možnost <text:span text:style-name="LOMenuPath">Brožura</text:span>.</text:p>
        </text:list-item>
        <text:list-item>
          <text:p text:style-name="P66">In the <text:span text:style-name="LOEmphasis">Page sides</text:span> section, select the <text:span text:style-name="LOMenuPath">Back sides / left pages</text:span> option from the <text:span text:style-name="LOMenuPath">Include</text:span> drop-down list. Klikneme na <text:span text:style-name="LOMenuPath">OK</text:span>.</text:p>
        </text:list-item>
      </text:list>
      <text:p text:style-name="P26"><draw:frame draw:style-name="fr1" draw:name="Frame93" text:anchor-type="as-char" svg:width="8.225cm" draw:z-index="19"><draw:text-box fo:min-height="5.532cm"><text:p text:style-name="Caption"><draw:frame draw:style-name="fr13" draw:name="Image63" text:anchor-type="paragraph" svg:width="12cm" style:rel-width="100%" svg:height="7.28cm" style:rel-height="scale" draw:z-index="20"><draw:image xlink:href="Pictures/10000201000002170000014ED585F10F298F12E3.png" xlink:type="simple" xlink:show="embed" xlink:actuate="onLoad" loext:mime-type="image/png"/></draw:frame>Figure <text:sequence text:ref-name="refFigure9" text:name="Figure" text:formula="ooow:Figure+1" style:num-format="1">10</text:sequence>: Selecting which pages to print</text:p></draw:text-box></draw:frame></text:p>
      <text:list xml:id="list164913378160132" text:continue-numbering="true" text:style-name="Numbering_20_1">
        <text:list-item>
          <text:p text:style-name="P66">Vytištěné strany vyjmeme z tiskárny, převrátíte jejich a ve správné orientaci je vložíme zpět do tiskárny tak, aby se tisklo na prázdnou stranu. Možná budete muset trochu experimentovat, abychom zjistili, která orientace je pro používanou tiskárnu správná.</text:p>
        </text:list-item>
        <text:list-item>
          <text:p text:style-name="P66">On the Print dialog, in the Page sides section, select the <text:span text:style-name="LOMenuPath">Front sides / right pages</text:span> option from the Include drop-down box. Klepneme na <text:span text:style-name="LOMenuPath">OK</text:span>.</text:p>
        </text:list-item>
      </text:list>
      <text:list xml:id="list164913025501473" text:continue-list="list164913191485041" text:style-name="Heading_20_Tip">
        <text:list-item>
          <text:p text:style-name="P55">Tip</text:p>
        </text:list-item>
      </text:list>
      <text:p text:style-name="P20">If your printer can print double-sided automatically, choose <text:span text:style-name="LOMenuPath">All pages</text:span>.</text:p>
      <text:h text:style-name="P7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32">Více informací o nastavení se nachází v kapitole 11, Používání hromadné korespondence, v části <text:span text:style-name="LOEmphasis">Návod k používání programu Writer (Writer Guide)</text:span>. Pokud chceme tisknout:</text:p>
      <text:list xml:id="list1478843582" text:style-name="Numbering_20_1">
        <text:list-item text:start-value="1">
          <text:p text:style-name="P66">V hlavní nabídce zvolíme <text:span text:style-name="LOMenuPath">Soubor &gt; Tisk</text:span> nebo stiskneme <text:span text:style-name="LOKeystroke">Ctrl+P</text:span>.</text:p>
        </text:list-item>
        <text:list-item>
          <text:p text:style-name="P66">V okně Tisk v části <text:span text:style-name="LOEmphasis">Rozsah a kopie</text:span> zvolíme <text:span text:style-name="LOMenuPath">Strany</text:span> a do pole napíšeme <text:span text:style-name="LOComputerCode">1</text:span>. Klikneme na <text:span text:style-name="LOMenuPath">OK</text:span>.</text:p>
        </text:list-item>
      </text:list>
      <text:h text:style-name="P71" text:outline-level="2"><text:bookmark-start text:name="__RefHeading__18349_1712854287"/>Černobílý &lt;i0 /&gt; tisk (na barevné tiskárně)<text:bookmark-end text:name="__RefHeading__18349_1712854287"/></text:h>
      <text:p text:style-name="P10">Někdy můžeme chtít tisknout dokumenty černobíle na barevné tiskárně. K dispozici máme několik možností.</text:p>
      <text:list xml:id="list164913925264555" text:continue-list="list164913185635673" text:style-name="Heading_20_Note">
        <text:list-item>
          <text:p text:style-name="Heading_20_Note"><text:soft-page-break/>Poznámka</text:p>
        </text:list-item>
      </text:list>
      <text:p text:style-name="Text_20_Note"><text:s/>Some color printers may print in color regardless of the settings you choose.</text:p>
      <text:p text:style-name="P32">Změňte nastavení tiskárny na černobílý tisk nebo tisk v odstínech šedi:</text:p>
      <text:list xml:id="list164913695891079" text:continue-list="list164913378160132" text:style-name="Numbering_20_1">
        <text:list-item text:start-value="1">
          <text:p text:style-name="P66">V hlavní nabídce zvolíme <text:span text:style-name="LOMenuPath">Soubor &gt; Tisk</text:span> nebo stiskneme <text:span text:style-name="LOKeystroke">Ctrl+P</text:span> k otevření tiskového dialogu.</text:p>
        </text:list-item>
        <text:list-item>
          <text:p text:style-name="P66">Klikneme na tlačítko <text:span text:style-name="LOMenuPath">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6">Volby pro barvu mohou zahrnovat <text:span text:style-name="LOEmphasis">Černobílý</text:span> nebo <text:span text:style-name="LOEmphasis">Odstíny šedi</text:span>. Zvolíme požadované nastavení.</text:p>
        </text:list-item>
        <text:list-item>
          <text:p text:style-name="P66">Kliknutím na tlačítko <text:span text:style-name="LOMenuPath">OK</text:span> nastavení potvrdíme a vrátíme se do okna Tisk.</text:p>
        </text:list-item>
        <text:list-item>
          <text:p text:style-name="P66">Click <text:span text:style-name="LOMenuPath">OK</text:span> to print the document.</text:p>
        </text:list-item>
      </text:list>
      <text:list xml:id="list164914624421558" text:continue-list="list164913025501473" text:style-name="Heading_20_Tip">
        <text:list-item>
          <text:p text:style-name="P54">Tip</text:p>
        </text:list-item>
      </text:list>
      <text:p text:style-name="P20"><text:alphabetical-index-mark text:string-value="odstíny šedé na barevné tiskárně" text:key1="tisk"/>Grayscale is better if you have any graphics in the document.</text:p>
      <text:p text:style-name="P32">Nastavení LibreOffice na tisk barevného textu a grafiky v odstínech šedi uděláme následovně:</text:p>
      <text:list xml:id="list1910802634" text:style-name="Numbering_20_1">
        <text:list-item text:start-value="1">
          <text:p text:style-name="P66">Zvolíme <text:span text:style-name="LOMenuPath">Nástroje &gt; Možnosti &gt; LibreOffice &gt; Tisk</text:span>.</text:p>
        </text:list-item>
        <text:list-item>
          <text:p text:style-name="P66">Vybereme možnost <text:span text:style-name="LOMenuPath">Převést barvy na odstíny šedé</text:span>. Kliknutím na tlačítko <text:span text:style-name="LOMenuPath">OK</text:span> uložíme změnu.</text:p>
        </text:list-item>
        <text:list-item>
          <text:p text:style-name="P66">Otevřeme tiskový dialog <text:span text:style-name="LOMenuPath">Soubor &gt; Tisk</text:span> nebo stiskneme <text:span text:style-name="LOKeystroke">Ctrl+P</text:span>.</text:p>
        </text:list-item>
        <text:list-item>
          <text:p text:style-name="P66">Click <text:span text:style-name="LOMenuPath">OK</text:span> to print the document.</text:p>
        </text:list-item>
      </text:list>
      <text:p text:style-name="P32">Nastavení LibreOffice Writer (nebo Calc, Draw) na tisk barevného textu v černé a grafiky v odstínech šedi uděláme následovně:</text:p>
      <text:list xml:id="list151952755" text:style-name="Numbering_20_1">
        <text:list-item text:start-value="1">
          <text:p text:style-name="P66">Zvolíme <text:span text:style-name="LOMenuPath">Nástroje &gt; Možnosti &gt; LibreOffice Writer &gt; Tisk</text:span>.</text:p>
        </text:list-item>
        <text:list-item>
          <text:p text:style-name="P66">V části <text:span text:style-name="LOEmphasis">Obsah</text:span> zaškrtneme možnost <text:span text:style-name="LOMenuPath">Text vytisknout černou barvou</text:span>. Kliknutím na tlačítko <text:span text:style-name="LOMenuPath">OK</text:span> uložíme změny.</text:p>
        </text:list-item>
        <text:list-item>
          <text:p text:style-name="P66">V hlavní nabídce zvolíme <text:span text:style-name="LOMenuPath">Soubor &gt; Tisk</text:span> nebo stiskneme <text:span text:style-name="LOKeystroke">Ctrl+P</text:span>.</text:p>
        </text:list-item>
        <text:list-item>
          <text:p text:style-name="P66">Click <text:span text:style-name="LOMenuPath">OK</text:span> to print the document.</text:p>
        </text:list-item>
      </text:list>
      <text:h text:style-name="P71" text:outline-level="2"><text:bookmark-start text:name="__RefHeading__18351_1712854287"/>Náhled stran / listů před tiskem<text:bookmark-end text:name="__RefHeading__18351_1712854287"/></text:h>
      <text:p text:style-name="P4">V aplikacích Writer a Calc můžeme využít náhled na zobrazení, jak bude dokument vytištěn. K dispozici jsou různé možnosti zobrazení.</text:p>
      <text:h text:style-name="P73" text:outline-level="3"><text:bookmark-start text:name="__RefHeading__8515_1712854287"/><text:alphabetical-index-mark-start text:id="IMark105828005255224" text:key1="print preview"/>Writer<text:bookmark-end text:name="__RefHeading__8515_1712854287"/><text:alphabetical-index-mark-end text:id="IMark105828005255224"/></text:h>
      <text:p text:style-name="P32">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64914147662624" text:continue-list="list1366540233" text:style-name="List_20_1">
        <text:list-item>
          <text:p text:style-name="P76">View Layout (editable view): use the Facing Pages (Book view) button on the status bar.</text:p>
        </text:list-item>
      </text:list>
      <text:p text:style-name="P26"><draw:frame draw:style-name="fr15" draw:name="Image62" text:anchor-type="as-char" svg:width="9.629cm" svg:height="0.917cm" draw:z-index="21"><draw:image xlink:href="Pictures/10000201000001110000001AD768CD1B4A164C94.png" xlink:type="simple" xlink:show="embed" xlink:actuate="onLoad" loext:mime-type="image/png"/></draw:frame></text:p>
      <text:list xml:id="list1191425822" text:style-name="List_20_1">
        <text:list-item>
          <text:p text:style-name="P76">Print Preview (read-only view).</text:p>
        </text:list-item>
      </text:list>
      <text:p text:style-name="P33">Pokud chceme použít Náhled tisku:</text:p>
      <text:list xml:id="list1693431524" text:style-name="Numbering_20_1">
        <text:list-item text:start-value="1">
          <text:p text:style-name="P66">Choose <text:span text:style-name="LOMenuPath">File &gt; Print Preview</text:span>, click the <text:span text:style-name="LOMenuPath">Print Preview</text:span> button (<draw:frame draw:style-name="fr9" draw:name="Image64" text:anchor-type="as-char" svg:y="-0.483cm" svg:width="0.686cm" svg:height="0.686cm" draw:z-index="22"><draw:image xlink:href="Pictures/100000000000001A0000001A28DF620D4A43BF93.png" xlink:type="simple" xlink:show="embed" xlink:actuate="onLoad" loext:mime-type="image/png"/></draw:frame>) on the Standard toolbar or press <text:span text:style-name="LOKeystroke">Ctrl+Shift+O</text:span>.</text:p>
        </text:list-item>
      </text:list>
      <text:p text:style-name="P38">Writer now displays the <text:span text:style-name="LOMenuPath">Print Preview</text:span> toolbar instead of the Formatting toolbar.</text:p>
      <text:p text:style-name="P26"><text:soft-page-break/><draw:frame draw:style-name="fr1" draw:name="Frame73" text:anchor-type="as-char" svg:width="15cm" draw:z-index="23"><draw:text-box fo:min-height="0.921cm"><text:p text:style-name="Caption"><draw:frame draw:style-name="fr13" draw:name="Image65" text:anchor-type="paragraph" svg:width="15cm" style:rel-width="100%" svg:height="0.921cm" style:rel-height="scale" draw:z-index="24"><draw:image xlink:href="Pictures/100002010000020C00000021AEF36B6C50187DA6.png" xlink:type="simple" xlink:show="embed" xlink:actuate="onLoad" loext:mime-type="image/png"/></draw:frame>Figure <text:sequence text:ref-name="refFigure10" text:name="Figure" text:formula="ooow:Figure+1" style:num-format="1">11</text:sequence>: Print Preview toolbar (Writer)</text:p></draw:text-box></draw:frame></text:p>
      <text:list xml:id="list164914462416538" text:continue-numbering="true" text:style-name="Numbering_20_1">
        <text:list-item>
          <text:p text:style-name="P66">Select the required preview icon: <text:span text:style-name="LOMenuPath">Two Pages</text:span> (<text:span text:style-name="T7"><draw:frame draw:style-name="fr16" draw:name="Image66" text:anchor-type="as-char" svg:y="-0.476cm" svg:width="0.711cm" svg:height="0.762cm" draw:z-index="25"><draw:image xlink:href="Pictures/100000000000001B0000001D5693066CE5E6DA89.png" xlink:type="simple" xlink:show="embed" xlink:actuate="onLoad" loext:mime-type="image/png"/></draw:frame></text:span>), <text:span text:style-name="LOMenuPath">Multiple Pages</text:span> (<draw:frame draw:style-name="fr16" draw:name="Image67" text:anchor-type="as-char" svg:y="-0.476cm" svg:width="1.041cm" svg:height="0.762cm" draw:z-index="26"><draw:image xlink:href="Pictures/10000000000000270000001D07849FC1CDE6B7E2.png" xlink:type="simple" xlink:show="embed" xlink:actuate="onLoad" loext:mime-type="image/png"/></draw:frame>) or <text:alphabetical-index-mark text:string-value="náhled knihy"/><text:span text:style-name="LOMenuPath">Book Preview (</text:span><text:span text:style-name="LOMenuPath"><draw:frame draw:style-name="fr16" draw:name="graphics23" text:anchor-type="as-char" svg:y="-0.476cm" svg:width="0.711cm" svg:height="0.762cm" draw:z-index="27"><draw:image xlink:href="Pictures/100000000000001B0000001D3452DAE78FDB8031.png" xlink:type="simple" xlink:show="embed" xlink:actuate="onLoad" loext:mime-type="image/png"/></draw:frame></text:span><text:span text:style-name="LOMenuPath">).</text:span></text:p>
        </text:list-item>
        <text:list-item>
          <text:p text:style-name="P66">To print the document from this view, click the <text:span text:style-name="LOMenuPath">Print </text:span>icon (<text:span text:style-name="T7"><draw:frame draw:style-name="fr16" draw:name="Image68" text:anchor-type="as-char" svg:y="-0.476cm" svg:width="0.635cm" svg:height="0.688cm" draw:z-index="28"><draw:image xlink:href="Pictures/10000000000000180000001AE426064C02726793.png" xlink:type="simple" xlink:show="embed" xlink:actuate="onLoad" loext:mime-type="image/png"/></draw:frame></text:span>) to open the Print dialog. Zvolíme požadované možnosti tisku a potom klikneme na tlačítko <text:span text:style-name="LOMenuPath">OK</text:span>.</text:p>
        </text:list-item>
      </text:list>
      <text:h text:style-name="P73" text:outline-level="3"><text:bookmark-start text:name="__RefHeading__8517_1712854287"/><text:alphabetical-index-mark-start text:id="IMark105553152484584" text:key1="print preview"/>Calc<text:bookmark-end text:name="__RefHeading__8517_1712854287"/><text:alphabetical-index-mark-end text:id="IMark105553152484584"/></text:h>
      <text:p text:style-name="P32">Pokud před tiskem chceme zobrazit náhled listů v programu Calc:</text:p>
      <text:list xml:id="list164913484269392" text:continue-list="list164914462416538" text:style-name="Numbering_20_1">
        <text:list-item text:start-value="1">
          <text:p text:style-name="P66">Choose <text:span text:style-name="LOMenuPath">File &gt; Print Preview</text:span>.</text:p>
        </text:list-item>
      </text:list>
      <text:p text:style-name="P38">The Calc window now displays the <text:span text:style-name="LOMenuPath">Print Preview</text:span> toolbar instead of the Formatting toolbar.</text:p>
      <text:p text:style-name="P26"><draw:frame draw:style-name="fr1" draw:name="Frame25" text:anchor-type="as-char" svg:width="17cm" draw:z-index="29"><draw:text-box fo:min-height="0.919cm"><text:p text:style-name="Caption"><draw:frame draw:style-name="fr13" draw:name="Image69" text:anchor-type="paragraph" svg:width="17cm" style:rel-width="100%" svg:height="0.919cm" style:rel-height="scale" draw:z-index="30"><draw:image xlink:href="Pictures/10000201000002750000002235F9F0187C9E1776.png" xlink:type="simple" xlink:show="embed" xlink:actuate="onLoad" loext:mime-type="image/png"/></draw:frame>Figure <text:sequence text:ref-name="refFigure11" text:name="Figure" text:formula="ooow:Figure+1" style:num-format="1">12</text:sequence>: Print Preview toolbar (Calc)</text:p></draw:text-box></draw:frame></text:p>
      <text:list xml:id="list164913315933469" text:continue-numbering="true" text:style-name="Numbering_20_1">
        <text:list-item>
          <text:p text:style-name="P68">To print the document from this view, click the <text:span text:style-name="LOMenuPath">Print </text:span>icon (<draw:frame draw:style-name="fr16" draw:name="Image70" text:anchor-type="as-char" svg:y="-0.476cm" svg:width="0.635cm" svg:height="0.688cm" draw:z-index="31"><draw:image xlink:href="Pictures/10000000000000180000001AE426064C02726793.png" xlink:type="simple" xlink:show="embed" xlink:actuate="onLoad" loext:mime-type="image/png"/></draw:frame>) to open the Print dialog.</text:p>
        </text:list-item>
        <text:list-item>
          <text:p text:style-name="P68">Zvolíme požadované možnosti tisku a potom klikneme na tlačítko <text:span text:style-name="LOMenuPath">Tisk</text:span>.</text:p>
        </text:list-item>
      </text:list>
      <text:h text:style-name="P61"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06377775785736" text:key1="exporting"/>PDF<text:alphabetical-index-mark-end text:id="IMark106377775785736"/> (Portable Document Format). Tento souborový formát je průmyslový standard a je ideální pro odesílání souborů jiným osobám, které si jej zobrazí pomocí programu Adobe Reader nebo jiným prohlížečem souborů PDF.</text:p>
      <text:list xml:id="list164914438968864" text:continue-list="list2117389218" text:style-name="Heading_20_Caution">
        <text:list-item>
          <text:p text:style-name="Heading_20_Caution">Upozornění</text:p>
        </text:list-item>
      </text:list>
      <text:p text:style-name="P22">Dokument ve formátu PDF není ve výchozím nastavení chráněn před neoprávněným zásahem nebo úpravou obsahu. Obsah dokumentu PDF lze upravovat pomocí speciálních softwarových nástrojů, včetně LibreOffice Draw.</text:p>
      <text:p text:style-name="P4">Postup a příslušné dialogová okna jsou pro programy Writer, Calc, Impress a Draw stejné, s několika drobnými rozdíly, které jsou uvedeny v této kapitole.</text:p>
      <text:list xml:id="list164913842893157" text:continue-list="list164914624421558" text:style-name="Heading_20_Tip">
        <text:list-item>
          <text:p text:style-name="P54">Tip</text:p>
        </text:list-item>
      </text:list>
      <text:p text:style-name="P20">Unlike <text:span text:style-name="LOMenuPath">Save As</text:span>, the <text:span text:style-name="LOMenuPath">Export</text:span> command writes a copy of the current document in a new file with the chosen format, but keeps the current document and format open in your session.</text:p>
      <text:h text:style-name="P71" text:outline-level="2"><text:bookmark-start text:name="__RefHeading__171727_780470623"/>Rychlý export do PDF<text:bookmark-end text:name="__RefHeading__171727_780470623"/></text:h>
      <text:p text:style-name="P4">Click the <text:alphabetical-index-mark text:string-value="exportovat přímo jako PDF"/><text:span text:style-name="LOMenuPath">Export Directly as PDF</text:span> icon (<draw:frame draw:style-name="fr17" draw:name="Graphic21" text:anchor-type="as-char" svg:width="0.621cm" svg:height="0.55cm" draw:z-index="32"><draw:image xlink:href="Pictures/10000000000000180000001AD0FAE9ED6A44F250.png" xlink:type="simple" xlink:show="embed" xlink:actuate="onLoad" loext:mime-type="image/png"/></draw:frame>) to export the entire document using the PDF settings you most recently selected on the PDF Options dialog (see below). Budeme vyzváni k zadání názvu souboru PDF a jeho umístění, nebudeme však moci zvolit rozsah stránek, kompresi obrázků a ani jiné možnosti.</text:p>
      <text:h text:style-name="P71" text:outline-level="2"><text:bookmark-start text:name="__RefHeading__171729_780470623"/><text:soft-page-break/>Nastavení obsahu a kvality PDF<text:bookmark-end text:name="__RefHeading__171729_780470623"/></text:h>
      <text:p text:style-name="P4">Pokud chceme vlastnosti exportovaného PDF dokumentu ovlivnit, zvolíme <text:span text:style-name="LOMenuPath">Soubor &gt; Exportovat jako PDF</text:span>. Tím se otevře dialogové okno Možnosti PDF. This dialog has six pages (General, Initial View, User Interface, Links, Security, and Digital Signatures). Zvolíme požadované nastavení a klikneme na <text:span text:style-name="LOMenuPath">Export</text:span>. Potom zadáme umístění a název výstupního PDF souboru a klikneme na tlačítko <text:span text:style-name="LOMenuPath">Uložit</text:span>.</text:p>
      <text:list xml:id="list164914775219877" text:continue-list="list164913925264555" text:style-name="Heading_20_Note">
        <text:list-item>
          <text:p text:style-name="P58">Poznámka</text:p>
        </text:list-item>
      </text:list>
      <text:p text:style-name="P20">Druhou možností je zvolit <text:span text:style-name="LOMenuPath"><text:span text:style-name="T8"> Soubor &gt; &lt;s2 /&gt; Export</text:span></text:span>. Tím se otevře dialogové okno Exportovat. V něm zvolíme formát PDF, zadáme umístění a název souboru a stiskneme tlačítko <text:span text:style-name="LOMenuPath">Exportovat</text:span>. This then opens the PDF Options dialog. Poté, co zvolíme požadovaná nastavení, stiskneme tlačítko <text:span text:style-name="LOMenuPath">Exportovat</text:span>.</text:p>
      <text:h text:style-name="P73" text:outline-level="3"><text:bookmark-start text:name="__RefHeading__171731_780470623"/>Karta Obecné &lt;i0 /&gt; dialogového okna Možnosti PDF<text:bookmark-end text:name="__RefHeading__171731_780470623"/></text:h>
      <text:p text:style-name="P4">On the <text:span text:style-name="LOEmphasis">General</text:span> page (Figure <text:sequence-ref text:reference-format="value" text:ref-name="refFigure12">13</text:sequence-ref>), you can choose which pages to include in the PDF, the type of compression to use for images (which affects the quality of images in the PDF), and other options.</text:p>
      <text:p text:style-name="P27"><draw:frame draw:style-name="fr2" draw:name="Frame9" text:anchor-type="as-char" svg:width="12.351cm" draw:z-index="48"><draw:text-box fo:min-height="8.49cm"><text:p text:style-name="Caption"><draw:frame draw:style-name="fr13" draw:name="Image9" text:anchor-type="paragraph" svg:width="12.351cm" style:rel-width="100%" svg:height="8.49cm" style:rel-height="scale" draw:z-index="49"><draw:image xlink:href="Pictures/10000201000003060000021431126146A55174D1.png" xlink:type="simple" xlink:show="embed" xlink:actuate="onLoad" loext:mime-type="image/png"/></draw:frame><text:span text:style-name="T13"><text:line-break/></text:span>Figure <text:sequence text:ref-name="refFigure12" text:name="Figure" text:formula="ooow:Figure+1" style:num-format="1">13</text:sequence>: General page of PDF Options dialog</text:p></draw:text-box></draw:frame></text:p>
      <text:p text:style-name="P30"><text:alphabetical-index-mark text:string-value="Stránky pro export" text:key1="PDF"/>Část rozsah</text:p>
      <text:list xml:id="list819115367" text:style-name="List_20_1">
        <text:list-item text:start-value="1">
          <text:p text:style-name="P80"><text:span text:style-name="LOStrongEmphasis"> Vše </text:span>: do formátu PDF se exportuje celý dokument.</text:p>
        </text:list-item>
        <text:list-item>
          <text:p text:style-name="P76"><text:span text:style-name="LOStrongEmphasis"> Strany </text:span>: Pokud chceme exportovat určitý rozsah stránek, použijeme formát <text:span text:style-name="LOStrongEmphasis">3-6</text:span> (strany 3 až 6). Pokud chceme exportovat jednotlivé strany, použijeme formát <text:span text:style-name="LOStrongEmphasis">7, 9, 11</text:span> (strany 7, 9 a 11). Můžeme také exportovat kombinaci rozsahů stránek a jednotlivých stránek, a to například takto: <text:span text:style-name="LOStrongEmphasis">3-6, 8, 10, 12</text:span>.</text:p>
        </text:list-item>
        <text:list-item>
          <text:p text:style-name="P76"><text:span text:style-name="LOStrongEmphasis"> Výběr </text:span>: Do souboru se exportuje veškerý vybraný materiál.</text:p>
        </text:list-item>
      </text:list>
      <text:p text:style-name="P30"><text:alphabetical-index-mark text:string-value="komprese obrázků a rozlišení" text:key1="PDF"/>Část Obrázky</text:p>
      <text:list xml:id="list1730117627" text:style-name="List_20_1">
        <text:list-item text:start-value="1">
          <text:p text:style-name="P76"><text:span text:style-name="LOStrongEmphasis"> Bezeztrátová komprese</text:span> <text:span text:style-name="T6">: &lt;s2 /&gt; Obrázky jsou uloženy, aniž by došlo ke ztrátě kvality. Pokud se v souboru nacházejí fotografie, tato možnost může vést k velkým souborům. </text:span> Doporučuje se pro jiné druhy obrázků nebo grafiku.</text:p>
        </text:list-item>
        <text:list-item>
          <text:p text:style-name="P76"><text:span text:style-name="LOStrongEmphasis"> Komprese JPEG </text:span>: Umožňuje určení různých stupňů kvality komprimovaných obrázků. Nastavení 90% je vhodné pro fotografie (malá velikost souboru, nepatrná ztráta kvality).</text:p>
        </text:list-item>
        <text:list-item>
          <text:p text:style-name="P76"><text:span text:style-name="LOStrongEmphasis"> Snížit rozlišení obrázků </text:span>: při nižším DPI (angl. Dots per inch, počet bodů na palec) mají obrázky nižší kvalitu. For viewing on a computer screen, generally a resolution of 72dpi (for Windows) or 96dpi (GNU/Linux) is sufficient, while for printing it is generally preferable to use at least 300 or <text:soft-page-break/>600dpi, depending on the capability of the printer. Nastavení vyšší hodnoty DPI  výrazně zvyšuje velikost exportovaného souboru.</text:p>
        </text:list-item>
      </text:list>
      <text:p text:style-name="P30">Část Vodoznak</text:p>
      <text:list xml:id="list164913348185807" text:continue-list="list164914147662624" text:style-name="List_20_1">
        <text:list-item>
          <text:p text:style-name="P76"><text:span text:style-name="LOStrongEmphasis"> Podepsat vodoznakem:</text:span> Když je tato volba zaškrtnuta, každá strana PDF souboru se překryje průhledným vodoznakem s textem, který zadáme do pole <text:span text:style-name="LOMenuPath">Text vodoznaku</text:span>.</text:p>
        </text:list-item>
      </text:list>
      <text:list xml:id="list164913866375371" text:continue-list="list164914775219877" text:style-name="Heading_20_Note">
        <text:list-item>
          <text:p text:style-name="P58">Poznámka</text:p>
        </text:list-item>
      </text:list>
      <text:p text:style-name="P24"><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30">Část Obecné</text:p>
      <text:list xml:id="list164913913326321" text:continue-list="list164913348185807" text:style-name="List_20_1">
        <text:list-item>
          <text:p text:style-name="P76"><text:span text:style-name="LOStrongEmphasis">Hybr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P76"><text:span text:style-name="LOStrongEmphasis">Archive </text:span><text:alphabetical-index-mark text:string-value="PDF/A-1a"/><text:span text:style-name="LOStrongEmphasis">PDF/A-1a (ISO 19005-1)</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item>
          <text:p text:style-name="P76"><text:alphabetical-index-mark text:string-value="tagované" text:key1="PDF"/><text:span text:style-name="LOStrong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76"><text:span text:style-name="LOStrongEmphasis">Vytvořit </text:span><text:alphabetical-index-mark text:string-value="formulář" text:key1="PDF"/><text:span text:style-name="LOStrong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05553150432152" text:key1="PDF"/> FDF <text:alphabetical-index-mark-end text:id="IMark105553150432152"/> (pošle ovládací obsah), HTML a XML. Nejčastěji vybíráme formát PDF.</text:p>
          <text:p text:style-name="P78"><text:span text:style-name="LOStrongEmphasis">Povolit shodné názvy polí:</text:span> Pokud je povoleno, lze stejný název pole použít pro více polí v generovaném souboru PDF. Je-li tato možnost povolena, můžeme v dokumentu PDF zadat data při prvním výskytu pojmenovaného pole a všechna pole se stejným názvem budou obsahovat naše zadání. Je-li vypnuto, při exportu budou vytvořeny jedinečné názvy polí.</text:p>
        </text:list-item>
        <text:list-item>
          <text:p text:style-name="P76"><text:span text:style-name="LOStrongEmphasis"> Exportovat záložky </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76"><text:span text:style-name="LOStrongEmphasis"> Exportovat poznámky </text:span>: Poznámky textového souboru se exportují do souboru PDF. Je možné, že toto není to, co chceme!</text:p>
        </text:list-item>
        <text:list-item>
          <text:p text:style-name="P76"><text:span text:style-name="LOStrongEmphasis"> Exportovat automaticky vložené prázdné stránky</text:span> &lt;i1 /&gt; <text:span text:style-name="LOStrongEmphasis"/>: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79"><text:span text:style-name="LOStrongEmphasis">Zobrazit PDF po dokončení exportu:</text:span> Otevře se výchozí PDF prohlížeč a zobrazí PDF po dokončení exportu.</text:p>
        </text:list-item>
      </text:list>
      <text:h text:style-name="P73" text:outline-level="3"><text:bookmark-start text:name="__RefHeading__171733_780470623"/><text:soft-page-break/>Karta Úvodní zobrazení v dialogovém okně Možnosti PDF<text:bookmark-end text:name="__RefHeading__171733_780470623"/></text:h>
      <text:p text:style-name="P49">On the <text:alphabetical-index-mark text:string-value="Výběr úvodního zobrazení" text:key1="PDF"/><text:span text:style-name="LOKeystroke">Initial View</text:span> page (Figure <text:sequence-ref text:reference-format="value" text:ref-name="refFigure13">14</text:sequence-ref>), you can choose how the PDF opens by default in a PDF viewer. Volby by měly být samovysvětlující.</text:p>
      <text:p text:style-name="P50">Pokud je povoleno komplexní rozložení textu (v <text:span text:style-name="LOMenuPath">Nástroje &gt; Možnosti &gt; Nastavení jazyka &gt; Jazyky</text:span>), pod položkou <text:span text:style-name="LOEmphasis">Souvisle po dvou</text:span> je k dispozici další volba <text:span text:style-name="LOMenuPath">První strana vlevo</text:span> (obvykle je při nastavení <text:span text:style-name="LOEmphasis">Souvisle po dvou</text:span> první strana na pravé straně).</text:p>
      <text:p text:style-name="Figure"><draw:frame draw:style-name="fr2" draw:name="Frame3" text:anchor-type="as-char" svg:width="12.287cm" draw:z-index="50"><draw:text-box fo:min-height="8.236cm"><text:p text:style-name="Caption"><draw:frame draw:style-name="fr18" draw:name="Image3" text:anchor-type="paragraph" svg:width="11.333cm" style:rel-width="100%" svg:height="7.789cm" style:rel-height="scale" draw:z-index="51"><draw:image xlink:href="Pictures/1000020100000306000002145C0587F9D19A9F22.png" xlink:type="simple" xlink:show="embed" xlink:actuate="onLoad" loext:mime-type="image/png"/></draw:frame><text:span text:style-name="T13"><text:line-break/></text:span>Figure <text:sequence text:ref-name="refFigure13" text:name="Figure" text:formula="ooow:Figure+1" style:num-format="1">14</text:sequence>: Initial View page of PDF Options dialog</text:p></draw:text-box></draw:frame></text:p>
      <text:h text:style-name="P73" text:outline-level="3"><text:bookmark-start text:name="__RefHeading__4236_1385231065"/>Karta Uživatelské rozhraní v dialogovém okně Možnosti PDF<text:bookmark-end text:name="__RefHeading__4236_1385231065"/></text:h>
      <text:p text:style-name="P4">On the <text:alphabetical-index-mark text:string-value="možnosti uživatelského rozhraní" text:key1="PDF"/><text:span text:style-name="LOEmphasis">U</text:span><text:span text:style-name="LOKeystroke">ser Interface</text:span> page <text:span text:style-name="T17">(Figure </text:span><text:span text:style-name="T17"><text:sequence-ref text:reference-format="value" text:ref-name="refFigure14">15</text:sequence-ref></text:span><text:span text:style-name="T17">)</text:span>, you can choose more settings to control how a PDF viewer displays the file. Některé z těchto možností jsou obzvláště užitečné když vytváříme PDF soubor, který bude použit jako prezentace.</text:p>
      <text:p text:style-name="P27"><draw:frame draw:style-name="fr2" draw:name="Frame2" text:anchor-type="as-char" svg:width="12.532cm" draw:z-index="52"><draw:text-box fo:min-height="8.604cm"><text:p text:style-name="P37"><draw:frame draw:style-name="fr13" draw:name="Image2" text:anchor-type="paragraph" svg:width="10.541cm" style:rel-width="100%" svg:height="7.246cm" style:rel-height="scale" draw:z-index="53"><draw:image xlink:href="Pictures/100002010000030600000214378B702D956739D0.png" xlink:type="simple" xlink:show="embed" xlink:actuate="onLoad" loext:mime-type="image/png"/></draw:frame><text:span text:style-name="T13"><text:line-break/></text:span>Figure <text:sequence text:ref-name="refFigure14" text:name="Figure" text:formula="ooow:Figure+1" style:num-format="1">15</text:sequence>: User Interface page of the PDF Options dialog</text:p></draw:text-box></draw:frame></text:p>
      <text:p text:style-name="P30"><text:soft-page-break/>Část Možnosti okna</text:p>
      <text:list xml:id="list412515155" text:style-name="List_20_1">
        <text:list-item text:start-value="1">
          <text:p text:style-name="P76"><text:span text:style-name="LOStrongEmphasis"> Změnit velikost okna podle úvodní stránky</text:span> způsobí, že velikost okna PDF prohlížeče se přizpůsobí velikosti strany PDF souboru.</text:p>
        </text:list-item>
        <text:list-item>
          <text:p text:style-name="P76"><text:span text:style-name="LOStrongEmphasis"> Zarovnat okno na střed obrazovky</text:span> způsobí, že okno prohlížeče PDF bude na obrazovce počítače vycentrované.</text:p>
        </text:list-item>
        <text:list-item>
          <text:p text:style-name="P76"><text:span text:style-name="LOStrongEmphasis"> Otevřít na celé obrazovce</text:span> způsobí, že prohlížeč stranu zobrazí na celou obrazovku namísto zobrazení v menším okně.</text:p>
        </text:list-item>
      </text:list>
      <text:list xml:id="list1925461149" text:style-name="List_20_1">
        <text:list-item>
          <text:p text:style-name="P76"><text:span text:style-name="LOStrongEmphasis"> Zobrazit název dokumentu</text:span> způsobí, že prohlížeč PDF zobrazí název dokumentu v záhlaví.</text:p>
        </text:list-item>
      </text:list>
      <text:p text:style-name="P30">Část Možnosti uživatelského rozhraní</text:p>
      <text:list xml:id="list1448383916" text:style-name="List_20_1">
        <text:list-item text:start-value="1">
          <text:p text:style-name="P76"><text:span text:style-name="LOStrongEmphasis"> Skrýt panel nabídky</text:span> způsobí, že v PDF prohlížeči se skryje panel nabídky.</text:p>
        </text:list-item>
        <text:list-item>
          <text:p text:style-name="P76"><text:span text:style-name="LOStrongEmphasis"> Skrýt panel nástrojů</text:span> způsobí, že v PDF prohlížeči se skryje panel nástrojů.</text:p>
        </text:list-item>
        <text:list-item>
          <text:p text:style-name="P76"><text:span text:style-name="LOStrongEmphasis"> Skrýt ovládací prvky okna</text:span> způsobí, že v PDF prohlížeči se skryjí další ovládací prvky oken.</text:p>
        </text:list-item>
      </text:list>
      <text:p text:style-name="P30">Přechody</text:p>
      <text:p text:style-name="P31">V aplikaci Impress zobrazí přechody snímků jako jim odpovídající PDF efekty.</text:p>
      <text:p text:style-name="P30">Záložky</text:p>
      <text:p text:style-name="P31">Zde můžeme zvolit, kolik úrovní nadpisů se má zobrazit jako záložky, pokud je zaškrtnuta položka <text:span text:style-name="LOEmphasis">Exportovat záložky</text:span> na kartě Obecné.</text:p>
      <text:h text:style-name="P73" text:outline-level="3"><text:bookmark-start text:name="__RefHeading__171737_780470623"/>Karta Odkazy v dialogovém okně Možnosti PDF<text:bookmark-end text:name="__RefHeading__171737_780470623"/></text:h>
      <text:p text:style-name="P4">On the Links page <text:span text:style-name="T17">(Figure </text:span><text:span text:style-name="T17"><text:sequence-ref text:reference-format="value" text:ref-name="refFigure15">16</text:sequence-ref></text:span><text:span text:style-name="T17">)</text:span>, you can choose how links are exported to PDF.</text:p>
      <text:p text:style-name="Figure"><draw:frame draw:style-name="fr2" draw:name="Frame5" text:anchor-type="as-char" svg:width="12.959cm" draw:z-index="33"><draw:text-box fo:min-height="6.165cm"><text:p text:style-name="P37"><draw:frame draw:style-name="fr19" draw:name="Image5" text:anchor-type="paragraph" svg:width="12.046cm" style:rel-width="100%" svg:height="5.239cm" style:rel-height="scale" draw:z-index="47"><draw:image xlink:href="Pictures/100002010000030600000214C0D5486CEECD108A.png" xlink:type="simple" xlink:show="embed" xlink:actuate="onLoad" loext:mime-type="image/png"/></draw:frame><text:span text:style-name="T13"><text:line-break/></text:span>Figure <text:sequence text:ref-name="refFigure15" text:name="Figure" text:formula="ooow:Figure+1" style:num-format="1">16</text:sequence>: Links page of PDF Options dialog</text:p></draw:text-box></draw:frame></text:p>
      <text:p text:style-name="P30">Exportovat záložky jako pojmenované cíle</text:p>
      <text:p text:style-name="P31">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30">Převést odkazy na dokumenty na odkazy na PDF</text:p>
      <text:p text:style-name="P31">Pokud jsme definovali odkazy na jiné dokumenty s OpenDocument příponami (např. .odt, .ods., .odp), po zaškrtnutí této volby LibreOffice v exportovaném dokumentu zkonvertuje tyto přípony souborů na .pdf.</text:p>
      <text:p text:style-name="P30">Exportovat URL relativně k souborovému systému</text:p>
      <text:p text:style-name="P31">Jestliže jsme definovali v dokumentu relativní odkazy, tato volba exportuje tyto odkazy do PDF souboru.</text:p>
      <text:p text:style-name="P30">Odkazy mezi dokumenty</text:p>
      <text:p text:style-name="P31">Definuje, jak se v exportovaném dokumentu chovají odkazy po kliknutí. Můžeme si vybrat z těchto alternativ:</text:p>
      <text:list xml:id="list1322463022" text:style-name="List_20_2">
        <text:list-item>
          <text:p text:style-name="P81"><text:span text:style-name="LOStrongEmphasis"> Výchozí mód </text:span>: S PDF odkazy bude zacházeno tak, jak je to specifikováno v operačním systému.</text:p>
        </text:list-item>
        <text:list-item>
          <text:p text:style-name="P81"><text:soft-page-break/><text:span text:style-name="LOStrongEmphasis"> Otevřít v aplikaci na čtení PDF </text:span>: Stejný program, jako ten, který byl použit k zobrazení dokumentu, bude použit i na zobrazení dokumentu, na který se odkazuje.</text:p>
        </text:list-item>
        <text:list-item>
          <text:p text:style-name="P81"><text:span text:style-name="LOStrongEmphasis"> Otevřít v internetovém prohlížeči</text:span> Na zobrazení odkazovaného dokumentu se použije výchozí webový prohlížeč.</text:p>
        </text:list-item>
      </text:list>
      <text:h text:style-name="P73" text:outline-level="3"><text:bookmark-start text:name="__RefHeading__171739_780470623"/><text:alphabetical-index-mark text:string-value="nastavení zabezpečení" text:key1="PDF"/>Karta Bezpečnost v dialogovém okně Možnosti PDF<text:bookmark-end text:name="__RefHeading__171739_780470623"/></text:h>
      <text:p text:style-name="P4">Export ve formátu PDF zahrnuje i možnosti na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list xml:id="list164913639712154" text:continue-list="list1925461149" text:style-name="List_20_1">
        <text:list-item>
          <text:p text:style-name="P76">Pokud do pole <text:span text:style-name="LO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77">Pokud zadáme heslo v poli <text:span text:style-name="LOEmphasis">Zadat heslo pro nastavení oprávnění</text:span>, soubor může otevřít kdokoliv, ale jeho oprávnění mohou být omezeny. See Figure <text:sequence-ref text:reference-format="value" text:ref-name="refFigure16">17</text:sequence-ref>. Poté, jak nastavíme heslo pro nastavení oprávnění, na kartě Bezpečnost se zpřístupní další možnosti nastavení.</text:p>
        </text:list-item>
        <text:list-item>
          <text:p text:style-name="P76">Při <text:span text:style-name="LOEmphasis">současném</text:span> zadání hesla &lt;f1&gt;otevírání&lt;/f1&gt; a hesla na &lt;f2&gt;nastavení oprávnění&lt;/f2&gt;, PDF soubor lze otevřít pouze po zadání správného hesla, přičemž oprávnění mohou být omezeny.</text:p>
        </text:list-item>
      </text:list>
      <text:list xml:id="list164914924619832" text:continue-list="list164913866375371" text:style-name="Heading_20_Note">
        <text:list-item>
          <text:p text:style-name="P58">Poznámka</text:p>
        </text:list-item>
      </text:list>
      <text:p text:style-name="P20">Nastavení oprávnění jsou účinné pouze tehdy, pokud je respektuje uživatelův PDF prohlížeč.</text:p>
      <text:p text:style-name="Figure"><draw:frame draw:style-name="fr2" draw:name="Frame6" text:anchor-type="as-char" svg:width="12.698cm" draw:z-index="54"><draw:text-box fo:min-height="8.728cm"><text:p text:style-name="Caption"><draw:frame draw:style-name="fr18" draw:name="Image6" text:anchor-type="paragraph" svg:width="12.698cm" style:rel-width="100%" svg:height="8.728cm" style:rel-height="scale" draw:z-index="55"><draw:image xlink:href="Pictures/100002010000030600000214CE75103A91DEEAD1.png" xlink:type="simple" xlink:show="embed" xlink:actuate="onLoad" loext:mime-type="image/png"/></draw:frame><text:span text:style-name="T13"><text:line-break/></text:span>Figure <text:sequence text:ref-name="refFigure16" text:name="Figure" text:formula="ooow:Figure+1" style:num-format="1">17</text:sequence>: Security page of PDF Options dialog</text:p></draw:text-box></draw:frame></text:p>
      <text:p text:style-name="P4">Figure <text:sequence-ref text:reference-format="value" text:ref-name="refFigure17">18</text:sequence-ref><text:s/>shows the pop-up dialog displayed when you click the <text:span text:style-name="LOMenuPath">Set passwords</text:span> button on the Security page of the PDF Options dialog.</text:p>
      <text:p text:style-name="P28">When you have set all the options you require, click on <text:span text:style-name="LOMenuPath">Export</text:span> to open the Export dialog, where you can set the file name and the save location.</text:p>
      <text:p text:style-name="P29"><text:soft-page-break/><draw:frame draw:style-name="fr1" draw:name="Frame151" text:anchor-type="as-char" svg:width="5.51cm" draw:z-index="56"><draw:text-box fo:min-height="5.2cm"><text:p text:style-name="Caption"><draw:frame draw:style-name="fr20" draw:name="Image76" text:anchor-type="paragraph" svg:width="5.23cm" svg:height="4.323cm" draw:z-index="57"><draw:image xlink:href="Pictures/10000201000001440000011CFACEADF173054A6B.png" xlink:type="simple" xlink:show="embed" xlink:actuate="onLoad" loext:mime-type="image/png"/></draw:frame>Figure <text:sequence text:ref-name="refFigure17" text:name="Figure" text:formula="ooow:Figure+1" style:num-format="1">18</text:sequence>: Setting a password to encrypt a PDF</text:p></draw:text-box></draw:frame></text:p>
      <text:h text:style-name="P73" text:outline-level="3"><text:bookmark-start text:name="__RefHeading___Toc4609_1757746079"/>Digital Signatures page of PDF Options dialog<text:bookmark-end text:name="__RefHeading___Toc4609_1757746079"/></text:h>
      <text:p text:style-name="P6">This page contains the options related to exporting a digitally signed PDF.</text:p>
      <text:p text:style-name="P6">Digitální podpisy slouží k zajištění toho, že PDF byl skutečně vytvořen původním autorem (tj. Vy) a že dokument nebyl po podpisu změněn.</text:p>
      <text:p text:style-name="P6">Podepsaný export PDF používá klíče a certifikáty X.509 již uložené v našem výchozím umístění úložiště klíčů nebo na čipové kartě. The key store to be used can be selected under <text:span text:style-name="LOMenuPath">Tools &gt; Options &gt; LibreOffice &gt; Security &gt; Certificate Path</text:span>. Při používání čipové karty musí být karta již nakonfigurována, aby používala úložiště klíčů. To se obvykle provádí během instalace softwaru smartcard. Podrobnosti o používání těchto funkcí jsou mimo rozsah této kapitoly.</text:p>
      <text:p text:style-name="Figure"><draw:frame draw:style-name="fr2" draw:name="Frame7" text:anchor-type="as-char" svg:width="11.326cm" draw:z-index="62"><draw:text-box fo:min-height="7.784cm"><text:p text:style-name="Caption"><draw:frame draw:style-name="fr13" draw:name="Image7" text:anchor-type="paragraph" svg:width="11.326cm" style:rel-width="100%" svg:height="7.784cm" style:rel-height="scale" draw:z-index="63"><draw:image xlink:href="Pictures/1000020100000306000002146566938E16D0FD28.png" xlink:type="simple" xlink:show="embed" xlink:actuate="onLoad" loext:mime-type="image/png"/></draw:frame><text:span text:style-name="T13"><text:line-break/></text:span>Figure <text:sequence text:ref-name="refFigure18" text:name="Figure" text:formula="ooow:Figure+1" style:num-format="1">19</text:sequence>: <text:span text:style-name="T14">Digital signature page for PDF</text:span></text:p></draw:text-box></draw:frame></text:p>
      <text:list xml:id="list164915000598580" text:continue-list="list164913913326321" text:style-name="List_20_1">
        <text:list-item>
          <text:p text:style-name="P76"><text:span text:style-name="LOStrongEmphasis">Use this certificate to digitally sign PDF documents:</text:span> Click <text:span text:style-name="LOMenuPath">Select</text:span> to open the Select Certificate dialog, where all certificates found in your selected key store are displayed. Pokud je úložiště klíčů chráněno heslem, budete vyzváni k jeho zadání. Pokud používáte čipovou kartu chráněnou kódem PIN, budete také vyzváni k zadání pinu.</text:p>
          <text:p text:style-name="P76">Select the certificate to use for digitally signing the exported PDF, then click <text:span text:style-name="LOMenuPath">OK</text:span>.</text:p>
          <text:p text:style-name="P76">All other fields on the Digital Signatures tab are accessible only after a certificate has been selected.</text:p>
        </text:list-item>
        <text:list-item>
          <text:p text:style-name="P76"><text:span text:style-name="LOStrong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P76"><text:soft-page-break/>Pokud používáme čipovou kartu, zadáme zde PIN. Některý software čipové karty nás znovu před podpisem vyzve k zadání kódu PIN.</text:p>
        </text:list-item>
        <text:list-item>
          <text:p text:style-name="P76"><text:span text:style-name="LOStrongEmphasis">Umístění, Kontaktní informace, Důvod:</text:span> Volitelně můžeme zadat další informace o digitálním podpisu, který bude použit ve formátu PDF. Tyto informace budou vloženy do příslušných polí PDF a budou viditelné pro kohokoli, kdo si prohlíží PDF. Každé nebo všechna tři pole mohou být ponechána prázdná.</text:p>
        </text:list-item>
        <text:list-item>
          <text:p text:style-name="P76"><text:span text:style-name="LOStrong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P76">Seznam URL adres TSA, které můžeme vybrat je udržován v <text:span text:style-name="LOMenuPath">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62" text:outline-level="1"><text:bookmark-start text:name="__RefHeading___Toc2896_3370213655"/>Exporting to EPUB format<text:bookmark-end text:name="__RefHeading___Toc2896_3370213655"/></text:h>
      <text:p text:style-name="Text_20_body">EPUB format is becoming popular since mobile devices such as smartphones, tablets and e-readers appeared on the market. The EPUB format is implemented as an archive file consisting of <text:a xlink:type="simple" xlink:href="https://en.wikipedia.org/wiki/HTML" text:style-name="Internet_20_link" text:visited-style-name="Visited_20_Internet_20_Link">HTML</text:a> files carrying the content, along with images and other supporting files.</text:p>
      <text:h text:style-name="Heading_20_2" text:outline-level="2"><text:bookmark-start text:name="__RefHeading___Toc3025_3370213655"/>Rychlý export do EPUB<text:bookmark-end text:name="__RefHeading___Toc3025_3370213655"/></text:h>
      <text:p text:style-name="P12">Choose menu <text:span text:style-name="LOMenuPath">File &gt; Export &gt; </text:span><text:alphabetical-index-mark text:string-value="exportovat přímo jako PDF"/><text:span text:style-name="LOMenuPath">Export Directly as EPUB</text:span> to export the entire document using the EPUB settings you most recently selected on the EPUB Options dialog (see below). You are asked to enter the file name and location for the PDF file, but you do not get a chance to select other options.</text:p>
      <text:h text:style-name="Heading_20_2" text:outline-level="2"><text:bookmark-start text:name="__RefHeading___Toc3027_3370213655"/>Export to EPUB<text:bookmark-end text:name="__RefHeading___Toc3027_3370213655"/></text:h>
      <text:p text:style-name="P13">For more control over the content and quality of the resulting EPUB file, use <text:span text:style-name="LOMenuPath">File &gt; Export as EPUB</text:span>. The EPUB Export dialog opens (Figure <text:span text:style-name="T16"><text:sequence-ref text:reference-format="value" text:ref-name="refFigure19">20</text:sequence-ref></text:span>).</text:p>
      <text:p text:style-name="Figure"><draw:frame draw:style-name="fr2" draw:name="Frame8" text:anchor-type="as-char" svg:width="5.403cm" draw:z-index="64"><draw:text-box fo:min-height="4.382cm"><text:p text:style-name="Caption"><draw:frame draw:style-name="fr13" draw:name="Image8" text:anchor-type="paragraph" svg:width="4.992cm" style:rel-width="100%" svg:height="3.935cm" style:rel-height="scale" draw:z-index="65"><draw:image xlink:href="Pictures/1000020100000125000000E78F438542F318DA5C.png" xlink:type="simple" xlink:show="embed" xlink:actuate="onLoad" loext:mime-type="image/png"/></draw:frame><text:span text:style-name="T13"><text:line-break/></text:span>Figure <text:sequence text:ref-name="refFigure19" text:name="Figure" text:formula="ooow:Figure+1" style:num-format="1">20</text:sequence>: EPUB Ex<text:span text:style-name="T15">p</text:span>ort</text:p></draw:text-box></draw:frame></text:p>
      <text:p text:style-name="P11">The EPUB Export dialog is rather simple:</text:p>
      <text:list xml:id="list164913619705312" text:continue-numbering="true" text:style-name="List_20_1">
        <text:list-item>
          <text:p text:style-name="List_20_1"><text:span text:style-name="LOStrongEmphasis">Version</text:span>: choose the EPUB version for the exported file. Values are <text:span text:style-name="LOEmphasis">EPUB 2.0</text:span> and <text:span text:style-name="LOEmphasis">EPUB 3.0</text:span>.</text:p>
        </text:list-item>
        <text:list-item>
          <text:p text:style-name="List_20_1"><text:span text:style-name="LOStrongEmphasis">Split method</text:span>: Select the method to split the document for pagination. The heading method splits the pages by Heading 1 or Chapters style and the page method tries to honor the pagination of the original document.</text:p>
        </text:list-item>
      </text:list>
      <text:h text:style-name="P61" text:outline-level="1"><text:bookmark-start text:name="__RefHeading__4238_1385231065"/><text:soft-page-break/><text:alphabetical-index-mark text:string-value="XHTML" text:key1="exportování"/>Export do jiných formátů<text:bookmark-end text:name="__RefHeading__4238_1385231065"/></text:h>
      <text:p text:style-name="P48">LibreOffice používá pojem „exportovat“ pro některé souborové operace, které provádějí změnu typu souboru. Pokud nemůžeme najít možnost, kterou potřebujeme, v nabídce <text:span text:style-name="LOMenuPath">Soubor &gt; Uložit jako</text:span>, je vhodné se podívat i do <text:span text:style-name="LOMenuPath">Soubor &gt; Exportovat</text:span>.</text:p>
      <text:p text:style-name="P4">Pomocí LibreOffice můžeme exportovat soubory do formátu XHTML. Kromě toho programy Draw a Impress umožňují exportovat do formátu Adobe <text:alphabetical-index-mark-start text:id="IMark105553150439192" text:key1="exporting"/> Flash <text:alphabetical-index-mark-end text:id="IMark105553150439192"/> (SWF) a řadu dalších obrazových formátů.</text:p>
      <text:p text:style-name="P4">Když chceme exportovat do jednoho z těchto formátů, použijeme položku hlavní nabídky <text:span text:style-name="LOMenuPath">Soubor &gt; Exportovat</text:span>. V dialogovém okně Exportovat zadáme název souboru exportovaného dokumentu, zvolíme požadovaný formát v seznamu <text:span text:style-name="LOEmphasis">Formát souboru</text:span> a klikneme na tlačítko <text:span text:style-name="LOMenuPath">Exportovat</text:span>.</text:p>
      <text:h text:style-name="P61" text:outline-level="1"><text:bookmark-start text:name="__RefHeading__171743_780470623"/>Odesílání dokumentů elektronickou poštou<text:bookmark-end text:name="__RefHeading__171743_780470623"/></text:h>
      <text:p text:style-name="P4">LibreOffice nabízí několik způsobů, jak rychle a snadno odesílat dokumenty jako &lt;i0 /&gt; přílohu poštovní zprávy, a to v jednom ze tří formátů: OpenDocument (výchozí formát LibreOffice), formát Microsoft Office nebo PDF.</text:p>
      <text:list xml:id="list164914671427455" text:continue-list="list164914924619832" text:style-name="Heading_20_Note">
        <text:list-item>
          <text:p text:style-name="P58">Poznámka</text:p>
        </text:list-item>
      </text:list>
      <text:p text:style-name="P20">With Linux operating system, documents can only be sent from the LibreOffice menu if a mail program has been set up in <text:span text:style-name="LOMenuPath">Tools &gt; Options &gt; Internet &gt; E-mail. </text:span>With Windows operating system, LibreOffice uses the e-mail program defined in the Windows Standard Applications.</text:p>
      <text:p text:style-name="P32">Pokud chceme <text:alphabetical-index-mark text:string-value="odeslat dokument jako e-mail"/> odeslat aktuální dokument ve formátu OpenDocument:</text:p>
      <text:list xml:id="list676298238" text:style-name="Numbering_20_1">
        <text:list-item text:start-value="1">
          <text:p text:style-name="P66">Zvolíme <text:span text:style-name="LOMenuPath">Soubor &gt; Odeslat &gt; Dokument jako e-mail</text:span>. LibreOffice otevře výchozí e-mailový program. Dokument k odeslání je přiložen.</text:p>
        </text:list-item>
        <text:list-item>
          <text:p text:style-name="P66">Ve svém e-mailovém programu zadáme příjemce, předmět a text, který chcete přidat, a potom zprávu odešleme.</text:p>
        </text:list-item>
      </text:list>
      <text:p text:style-name="P4"><text:span text:style-name="LOMenuPath">File &gt; Send &gt; E-mail as OpenDocument [Text</text:span>, <text:span text:style-name="LOMenuPath">Spreadsheet</text:span>, or <text:span text:style-name="LOMenuPath">Presentation]</text:span> has the same effect.</text:p>
      <text:p text:style-name="P4">Pokud zvolíme <text:span text:style-name="LOMenuPath">E-mail jako Microsoft [Word</text:span>, <text:span text:style-name="LOMenuPath">Excel</text:span> nebo <text:span text:style-name="LOMenuPath">PowerPoint]</text:span>, LibreOffice nejdříve vytvoří soubor v jednom z těchto formátů, a potom otevře poštovní program, přičemž soubor bude připojen jako příloha.</text:p>
      <text:p text:style-name="P4">Pokud zvolíme <text:span text:style-name="LOMenuPath">E-mail jako Microsoft [Word</text:span>, <text:span text:style-name="LOMenuPath">Excel</text:span> nebo &lt;f2&gt;PowerPoint]&lt;/f2&gt;, LibreOffice nejdříve vytvoří soubor v jednom z těchto formátů, a potom otevře poštovní program, přičemž soubor bude připojen jako příloha.</text:p>
      <text:h text:style-name="P71" text:outline-level="2"><text:bookmark-start text:name="__RefHeading__171745_780470623"/>Odesílání dokumentů &lt;i0 /&gt; více příjemcům<text:bookmark-end text:name="__RefHeading__171745_780470623"/></text:h>
      <text:p text:style-name="P4">Odeslání dokumentu vvíce příjemců můžeme využít funkci v našem e-mailovém programu a nebo můžeme použít nástroj hromadné korespondence LibreOffice k získání e-mailových adres z adresáře kontatků. </text:p>
      <text:p text:style-name="P32">Hromadnou korespondenci LibreOffice k odesílání e-mailů můžeme použít dvěma způsoby:</text:p>
      <text:list xml:id="list889571964" text:style-name="List_20_1">
        <text:list-item text:start-value="1">
          <text:p text:style-name="P76">Použijeme Průvodce hromadnou korespondencí na vytvoření a odeslání dokumentu. Více informací se nachází v kapitole 11, Používání hromadné korespondence, v knize <text:span text:style-name="LOEmphasis">Návod k používání programu Writer (Writer Guide)</text:span>.</text:p>
        </text:list-item>
        <text:list-item>
          <text:p text:style-name="P76">Dokument vytvoříme v aplikaci Writer bez použití průvodce, a pak použijeme Průvodce k odeslání. V tomto návodu popíšeme druhou metodu.</text:p>
        </text:list-item>
      </text:list>
      <text:p text:style-name="P34">Pokud chceme &lt;i0 /&gt; &lt;i1 /&gt; Průvodce hromadnou korespondencí použít pro odeslání existujícího dokumentu:</text:p>
      <text:list xml:id="list392619321" text:style-name="Numbering_20_1">
        <text:list-item text:start-value="1">
          <text:p text:style-name="P66">Zvolíme <text:span text:style-name="LOMenuPath">Nástroje &gt; Průvodce hromadnou korespondencí</text:span>. Na první straně průvodce zvolíme <text:span text:style-name="LOMenuPath">Použít aktuální dokument</text:span> a klikneme na tlačítko <text:span text:style-name="LOMenuPath">Dále</text:span>.</text:p>
        </text:list-item>
      </text:list>
      <text:p text:style-name="P26"><text:soft-page-break/><draw:frame draw:style-name="fr1" draw:name="Frame162" text:anchor-type="as-char" svg:width="13.296cm" draw:z-index="34"><draw:text-box fo:min-height="5.577cm"><text:p text:style-name="Caption"><draw:frame draw:style-name="fr13" draw:name="Image78" text:anchor-type="paragraph" svg:width="17cm" style:rel-width="100%" svg:height="6.384cm" style:rel-height="scale" draw:z-index="66"><draw:image xlink:href="Pictures/100002010000038C000001551AF6CE3371C0E6AF.png" xlink:type="simple" xlink:show="embed" xlink:actuate="onLoad" loext:mime-type="image/png"/></draw:frame>Figure <text:sequence text:ref-name="refFigure20" text:name="Figure" text:formula="ooow:Figure+1" style:num-format="1">21</text:sequence>: Select starting document</text:p></draw:text-box></draw:frame></text:p>
      <text:list xml:id="list164913435227603" text:continue-numbering="true" text:style-name="Numbering_20_1">
        <text:list-item>
          <text:p text:style-name="P66">Na druhé straně zvolíme <text:span text:style-name="LOMenuPath">E-mailová zpráva</text:span> a klikneme na tlačítko <text:span text:style-name="LOMenuPath">Dále</text:span>.</text:p>
        </text:list-item>
      </text:list>
      <text:p text:style-name="P26"><draw:frame draw:style-name="fr1" draw:name="Frame172" text:anchor-type="as-char" svg:width="9.957cm" draw:z-index="35"><draw:text-box fo:min-height="3.681cm"><text:p text:style-name="Caption"><draw:frame draw:style-name="fr21" draw:name="Image79" text:anchor-type="paragraph" svg:width="13cm" style:rel-width="100%" svg:height="4.08cm" style:rel-height="scale" draw:z-index="37"><draw:image xlink:href="Pictures/1000020100000247000000B704A4E3EB1DDC20C0.png" xlink:type="simple" xlink:show="embed" xlink:actuate="onLoad" loext:mime-type="image/png"/></draw:frame>Figure <text:sequence text:ref-name="refFigure21" text:name="Figure" text:formula="ooow:Figure+1" style:num-format="1">22</text:sequence>: Select document type</text:p></draw:text-box></draw:frame></text:p>
      <text:list xml:id="list164915434508476" text:continue-numbering="true" text:style-name="Numbering_20_1">
        <text:list-item>
          <text:p text:style-name="P66">Na třetí stránce klikneme na tlačítko <text:span text:style-name="LOMenuPath">Vybrat seznam adres</text:span>. Zvolíme požadovaný seznam adres (i když je zobrazen pouze jeden) a klikneme na tlačítko <text:span text:style-name="LOMenuPath">OK</text:span>. Když požadovaný seznam adres není zobrazen, můžeme ho klepnutím na tlačítko <text:span text:style-name="LOMenuPath">Přidat</text:span> najít a přidat do seznamu.)</text:p>
        </text:list-item>
      </text:list>
      <text:p text:style-name="P26"><draw:frame draw:style-name="fr1" draw:name="Frame181" text:anchor-type="as-char" svg:width="13.451cm" draw:z-index="38"><draw:text-box fo:min-height="9.52cm"><text:p text:style-name="Caption"><draw:frame draw:style-name="fr13" draw:name="Image80" text:anchor-type="paragraph" svg:width="17cm" style:rel-width="100%" svg:height="11.257cm" style:rel-height="scale" draw:z-index="39"><draw:image xlink:href="Pictures/10000000000003900000025C9727A623F0E256F8.png" xlink:type="simple" xlink:show="embed" xlink:actuate="onLoad" loext:mime-type="image/png"/></draw:frame>Figure <text:sequence text:ref-name="refFigure22" text:name="Figure" text:formula="ooow:Figure+1" style:num-format="1">23</text:sequence>: Selecting an address list</text:p></draw:text-box></draw:frame></text:p>
      <text:list xml:id="list164914185821924" text:continue-numbering="true" text:style-name="Numbering_20_1">
        <text:list-item>
          <text:p text:style-name="P66">Když jsme zpět na straně Vybrat seznam adres, klikneme na tlačítko <text:span text:style-name="LOMenuPath">Dále</text:span>. Na straně Vytvořit oslovení zrušíme zatržení <text:span text:style-name="LOMenuPath">Tento dokument má obsahovat oslovení</text:span>.</text:p>
        </text:list-item>
      </text:list>
      <text:p text:style-name="P26"><draw:ellipse text:anchor-type="paragraph" draw:z-index="36" draw:style-name="gr1" draw:text-style-name="P82" svg:width="8.03cm" svg:height="0.814cm" svg:x="6.274cm" svg:y="1.296cm"><text:p/></draw:ellipse><text:soft-page-break/><draw:frame draw:style-name="fr6" draw:name="Frame192" text:anchor-type="as-char" svg:y="-5.978cm" svg:width="12.181cm" draw:z-index="40"><draw:text-box fo:min-height="6.006cm"><text:p text:style-name="Caption"><draw:frame draw:style-name="fr13" draw:name="Image81" text:anchor-type="paragraph" svg:width="14cm" style:rel-width="100%" svg:height="6.89cm" style:rel-height="scale" draw:z-index="41"><draw:image xlink:href="Pictures/10000201000002810000013C07AC723D43399FB5.png" xlink:type="simple" xlink:show="embed" xlink:actuate="onLoad" loext:mime-type="image/png"/></draw:frame>Figure <text:sequence text:ref-name="refFigure23" text:name="Figure" text:formula="ooow:Figure+1" style:num-format="1">24</text:sequence>: Deselecting a salutation</text:p></draw:text-box></draw:frame></text:p>
      <text:list xml:id="list164913683182013" text:continue-numbering="true" text:style-name="Numbering_20_1">
        <text:list-item>
          <text:p text:style-name="P66">v seznamu vlevo klikneme <text:span text:style-name="LOMenuPath">8. Uložit, vytisknout nebo poslat</text:span>. V LibreOffice se zobrazí zpráva „Vytváření dokumentů“, a potom se zobrazí stránka průvodce <text:span text:style-name="LOEmphasis">Uložit, vytisknout nebo poslat</text:span>.</text:p>
        </text:list-item>
      </text:list>
      <text:list xml:id="list164914287804046" text:continue-list="list164913695891079" text:style-name="Numbering_20_1">
        <text:list-item>
          <text:p text:style-name="P66">Zvolíme <text:span text:style-name="LOMenuPath">Odeslat hromadný dokument e-mailem</text:span>. The lower part of the page changes to show e‑mail settings choices. See Figure <text:sequence-ref text:reference-format="value" text:ref-name="refFigure24">25</text:sequence-ref>.</text:p>
        </text:list-item>
        <text:list-item>
          <text:p text:style-name="P66">Zadáme předmět zprávy a klikneme na <text:span text:style-name="LOMenuPath">Odeslat dokumenty</text:span>. LibreOffice zasílá e-maily.</text:p>
        </text:list-item>
      </text:list>
      <text:p text:style-name="P26"><draw:frame draw:style-name="fr1" draw:name="Frame20" text:anchor-type="as-char" svg:width="13.644cm" draw:z-index="42"><draw:text-box fo:min-height="9.573cm"><text:p text:style-name="Caption"><draw:frame draw:style-name="fr13" draw:name="Image82" text:anchor-type="paragraph" svg:width="17cm" style:rel-width="100%" svg:height="11.307cm" style:rel-height="scale" draw:z-index="43"><draw:image xlink:href="Pictures/100002010000038C0000025C5F1D36624E519B7F.png" xlink:type="simple" xlink:show="embed" xlink:actuate="onLoad" loext:mime-type="image/png"/></draw:frame>Figure <text:sequence text:ref-name="refFigure24" text:name="Figure" text:formula="ooow:Figure+1" style:num-format="1">25</text:sequence>: Sending a document as an email message</text:p></draw:text-box></draw:frame></text:p>
      <text:h text:style-name="P61" text:outline-level="1"><text:bookmark-start text:name="__RefHeading__171747_780470623"/>Elektronické podepisování dokumentů<text:bookmark-end text:name="__RefHeading__171747_780470623"/></text:h>
      <text:p text:style-name="P4">Pokud chceme elektronicky podepsat dokument, budeme potřebovat osobní klíč, také známý jako <text:span text:style-name="LOEmphasis">certifikát</text:span>.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Při elektronickém podepisování dokumentu &lt;i0 /&gt; se vypočte kontrolní součet z dokumentu a osobního klíče. Tento kontrolní součet a váš veřejný klíč se uloží s dokumentem.</text:p>
      <text:p text:style-name="P4"><text:soft-page-break/>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4">V operačních systémech Windows jsou na ověření podpisu použité funkce systému Windows. V operačních systémech Solaris a Linux se používají soubory, které jsou dodávány s programy Thunderbird, Mozilla nebo Firefox. Podrobnější popis, jak získat a spravovat certifikát a jak ověřit podpis, se nachází v části „Digitální podpisy“ v nápovědě LibreOffice.</text:p>
      <text:p text:style-name="P32">Pokud chceme podepsat dokument:</text:p>
      <text:list xml:id="list164913673218638" text:continue-list="list164914287804046" text:style-name="Numbering_20_1">
        <text:list-item text:start-value="1">
          <text:p text:style-name="P68">Zvolíme <text:span text:style-name="LOMenuPath">Soubor &gt; Elektronické podpisy</text:span>. If you have set LibreOffice to warn you when the document contains comments (see “<text:bookmark-ref text:reference-format="text" text:ref-name="__RefHeading__9455_1957009194">Removing personal data</text:bookmark-ref>” below), you may see a message box asking whether you want to want to continue signing the document.</text:p>
        </text:list-item>
        <text:list-item>
          <text:p text:style-name="P66">Pokud jsme dokument od poslední změny neuložili, zobrazí se okno s upozorněním. Kliknutím na tlačítko <text:span text:style-name="LOMenuPath">OK</text:span> uložíme změny.</text:p>
        </text:list-item>
        <text:list-item>
          <text:p text:style-name="P66">Otevře se dialogové okno Elektronické podpisy. Klikneme na <text:span text:style-name="LOMenuPath">Podepsat dokument</text:span>, čímž do dokumentu přidáme svůj veřejný klíč.</text:p>
        </text:list-item>
        <text:list-item>
          <text:p text:style-name="P66">V dialogovém okně Vybrat certifikát zvolíme certifikát a klikneme na tlačítko <text:span text:style-name="LOMenuPath">OK</text:span>, čímž se vrátíme do okna Elektronické podpisy.</text:p>
        </text:list-item>
        <text:list-item>
          <text:p text:style-name="P66">Použitý certifikát se zobrazí v okně s ikonou vedle názvu.</text:p>
        </text:list-item>
      </text:list>
      <text:p text:style-name="P38">Tato ikona indikuje stav elektronického podpisu.</text:p>
      <text:list xml:id="list164914593635944" text:continue-list="list1322463022" text:style-name="List_20_2">
        <text:list-item>
          <text:p text:style-name="P81">An icon with a red seal (<text:span text:style-name="T9"><draw:frame draw:style-name="fr15" draw:name="Image83" text:anchor-type="as-char" svg:width="0.423cm" svg:height="0.423cm" draw:z-index="58"><draw:image xlink:href="Pictures/10000201000000100000001026D8FE3475DE69F0.png" xlink:type="simple" xlink:show="embed" xlink:actuate="onLoad" loext:mime-type="image/png"/></draw:frame></text:span>) indicates that the document was signed and the certificate was validated.</text:p>
        </text:list-item>
        <text:list-item>
          <text:p text:style-name="P81">An icon with a yellow caution triangle overlaying the red seal (<draw:frame draw:style-name="fr9" draw:name="Image84" text:anchor-type="as-char" svg:y="-0.483cm" svg:width="0.714cm" svg:height="0.609cm" draw:z-index="59"><draw:image xlink:href="Pictures/100000000000001B0000001706BBB1B68671039A.png" xlink:type="simple" xlink:show="embed" xlink:actuate="onLoad" loext:mime-type="image/png"/></draw:frame>) indicates that the document is signed but that the certificate could not be validated.</text:p>
        </text:list-item>
        <text:list-item>
          <text:p text:style-name="P81">An icon of a yellow caution triangle by itself (<text:span text:style-name="T10"><draw:frame draw:style-name="fr15" draw:name="Image85" text:anchor-type="as-char" svg:width="0.406cm" svg:height="0.356cm" draw:z-index="67"><draw:image xlink:href="Pictures/100000000000000F0000000DF0B166E1669994BE.png" xlink:type="simple" xlink:show="embed" xlink:actuate="onLoad" loext:mime-type="image/png"/></draw:frame></text:span>) indicates an invalid digital signature.</text:p>
        </text:list-item>
      </text:list>
      <text:list xml:id="list164913822572634" text:continue-list="list164913673218638" text:style-name="Numbering_20_1">
        <text:list-item>
          <text:p text:style-name="P66">Na závěr klikneme na tlačítko <text:span text:style-name="LOMenuPath">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h text:style-name="P71" text:outline-level="2"><text:bookmark-start text:name="__RefHeading___Toc7115_1391699212"/>Vícenásobné podepisování jedním podpisem<text:bookmark-end text:name="__RefHeading___Toc7115_1391699212"/></text:h>
      <text:p text:style-name="P7">In the past, LibreOffice prohibited creating multiple signatures by the same author on a document, because there was no semantic meaning of signing the same document multiple times. LibreOffice <text:span text:style-name="T11"><text:s/>now</text:span> provides a signature description, so multiple signatures from the same author are now allowed, because each signature can have a different meaning.</text:p>
      <text:p text:style-name="P7">When you select <text:span text:style-name="LOMenuPath">File &gt; Digital Signatures</text:span>, the dialog (Figure <text:sequence-ref text:reference-format="value" text:ref-name="refFigure25">26</text:sequence-ref>) lists existing signatures together with their description (if they have any):</text:p>
      <text:p text:style-name="P26"><text:soft-page-break/><draw:frame draw:style-name="fr7" draw:name="Frame221" text:anchor-type="as-char" svg:width="14.217cm" draw:z-index="60"><draw:text-box fo:min-height="8.246cm"><text:p text:style-name="Caption"><draw:frame draw:style-name="fr22" draw:name="Image86" text:anchor-type="paragraph" svg:width="14.217cm" style:rel-width="100%" svg:height="7.632cm" style:rel-height="scale" draw:z-index="61"><draw:image xlink:href="Pictures/10000201000002580000018111590D5147229849.png" xlink:type="simple" xlink:show="embed" xlink:actuate="onLoad" loext:mime-type="image/png"/></draw:frame>Figure <text:sequence text:ref-name="refFigure25" text:name="Figure" text:formula="ooow:Figure+1" style:num-format="1">26</text:sequence>: Signatures of the document</text:p></draw:text-box></draw:frame></text:p>
      <text:p text:style-name="P7">When you click on the <text:span text:style-name="LOStrongEmphasis">Sign Document</text:span> button, the dialog (Figure <text:sequence-ref text:reference-format="value" text:ref-name="refFigure26">27</text:sequence-ref>) for certificate selection now also asks for an optional description.</text:p>
      <text:p text:style-name="P7">Změna hodnoty existujícího popisu zruší platnost podpisu.</text:p>
      <text:p text:style-name="P26"><draw:frame draw:style-name="fr7" draw:name="Frame231" text:anchor-type="as-char" svg:width="13.317cm" draw:z-index="44"><draw:text-box fo:min-height="9.421cm"><text:p text:style-name="Caption"><draw:frame draw:style-name="fr23" draw:name="Image87" text:anchor-type="paragraph" svg:width="11.382cm" style:rel-width="100%" svg:height="7.685cm" style:rel-height="scale" draw:z-index="45"><draw:image xlink:href="Pictures/10000201000002CB000001F804CEF3B1CB3D6B36.png" xlink:type="simple" xlink:show="embed" xlink:actuate="onLoad" loext:mime-type="image/png"/></draw:frame>Figure <text:sequence text:ref-name="refFigure26" text:name="Figure" text:formula="ooow:Figure+1" style:num-format="1">27</text:sequence>: Signatures can now have a description</text:p></draw:text-box></draw:frame></text:p>
      <text:h text:style-name="P61" text:outline-level="1"><text:bookmark-start text:name="__RefHeading__9455_1957009194"/><text:alphabetical-index-mark text:string-value="odstranění osobních údajů"/>Odstranění osobních údajů<text:bookmark-end text:name="__RefHeading__9455_1957009194"/></text:h>
      <text:p text:style-name="P4">Možná budete chtít zajistit, aby osobní údaje, verze textu, poznámky, skryté informace nebo zaznamenané změny byly před odesláním jiným lidem nebo před uložením do souboru PDF z dokumentu odstraněny.</text:p>
      <text:p text:style-name="P4">V položce <text:span text:style-name="LOMenuPath">Nástroje &gt; Možnosti &gt; LibreOffice &gt; Ochrana &gt; Nastavení</text:span> můžeme nastavit, aby nás LibreOffice upozornil, když soubory obsahují určité informace a aby automaticky při ukládání odstranil osobní informace.</text:p>
      <text:p text:style-name="P4">Pokud chceme odstranit osobní a některé další údaje ze souboru, přejdeme na <text:span text:style-name="LOMenuPath">Soubor &gt; Vlastnosti</text:span>. Na kartě <text:span text:style-name="LOEmphasis">Obecné</text:span> zrušíme zaškrtnutí políčka <text:span text:style-name="LOMenuPath">Použít informace o uživateli</text:span> a potom klepneme na tlačítko <text:span text:style-name="LOMenuPath">Obnovit vlastnosti</text:span>. This removes any names in <text:soft-page-break/>the created and modified fields, deletes the modification and printing dates, and resets the editing time to zero, the creation date to the current date and time, and the version number to 1.</text:p>
      <text:p text:style-name="P19"><text:bookmark-start text:name="__RefHeading__5648_15665686447"/>To remove version information, either go to <text:span text:style-name="LOMenuPath">File &gt; Versions</text:span>, select the versions from the list and click <text:span text:style-name="LOMenuPath">Delete;</text:span> or use <text:span text:style-name="LOMenuPath">File &gt; Save As</text:span> and save the file with a different name.<text:bookmark-end text:name="__RefHeading__5648_156656864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emoving personal data</text:chapter> <text:span text:style-name="MT1">| </text:span><text:page-number text:select-page="current">25</text:page-number></text:p>
      </style:footer>
      <style:footer-left>
        <text:p text:style-name="Footer"><text:page-number text:select-page="current">24</text:page-number><text:s/><text:span text:style-name="MT2">| </text:span><text:chapter text:display="name" text:outline-level="2">Removing personal data</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0  Printing, Exporting, E‑mailing</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0  Printing, Exporting, E‑mailing</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9:01:07.297000000</meta:creation-date>
    <meta:editing-duration>PT7H28M58S</meta:editing-duration>
    <meta:editing-cycles>32</meta:editing-cycles>
    <meta:generator>LibreOffice/6.1.1.2$MacOSX_X86_64 LibreOffice_project/5d19a1bfa650b796764388cd8b33a5af1f5baa1b</meta:generator>
    <dc:title>Chapter 10  Printing, Exporting, E‑mailing</dc:title>
    <meta:initial-creator>Dave Barton</meta:initial-creator>
    <dc:date>2018-09-18T16:49:12.615590716</dc:date>
    <dc:creator>Jean Weber</dc:creator>
    <meta:document-statistic meta:table-count="4" meta:image-count="40" meta:object-count="0" meta:page-count="25" meta:paragraph-count="497" meta:word-count="6455" meta:character-count="37269" meta:non-whitespace-character-count="31345"/>
    <meta:template xlink:type="simple" xlink:actuate="onRequest" xlink:title="LibreOffice_6.0_Chapter_Template" xlink:href="../../../../../../C:/Users/Dave/AppData/Roaming/LibreOffice/4/user/template/LibreOffice/LO_6.0_Chapter_Template.ott" meta:date="2018-05-18T16:58:07.217000000"/>
  </office:meta>
</office:document-meta>
</file>